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Pictures/2000001600000217000002134D122C1E180E075A.svm" manifest:media-type="image/x-svm"/>
  <manifest:file-entry manifest:full-path="Pictures/1000020000000014000000143A01018600996D7E.png" manifest:media-type="image/png"/>
  <manifest:file-entry manifest:full-path="Pictures/100002000000001400000014E6BE8EF204F700A3.png" manifest:media-type="image/png"/>
  <manifest:file-entry manifest:full-path="Pictures/200000160000021B0000021382ADE6A4FE6CB369.svm" manifest:media-type="image/x-svm"/>
  <manifest:file-entry manifest:full-path="Pictures/1000020000000015000000140204A7868E086C29.png" manifest:media-type="image/png"/>
  <manifest:file-entry manifest:full-path="Pictures/100002000000001500000014EAA507477AFDEC50.png" manifest:media-type="image/png"/>
  <manifest:file-entry manifest:full-path="Pictures/200000160000022400000213C2CE1641D3F0EE91.svm" manifest:media-type="image/x-svm"/>
  <manifest:file-entry manifest:full-path="Pictures/100002000000001400000014FB625DB3F78FFE91.png" manifest:media-type="image/png"/>
  <manifest:file-entry manifest:full-path="Pictures/100002000000001800000014BA4D2284AA9444EF.png" manifest:media-type="image/png"/>
  <manifest:file-entry manifest:full-path="Pictures/2000001600000281000002131E9CE444B1E88642.svm" manifest:media-type="image/x-svm"/>
  <manifest:file-entry manifest:full-path="Pictures/100002000000003B00000014CFEAD43422D73BC7.png" manifest:media-type="image/png"/>
  <manifest:file-entry manifest:full-path="Pictures/2000002B0000062000000214B6899E43EEE34994.svm" manifest:media-type="image/x-svm"/>
  <manifest:file-entry manifest:full-path="Pictures/1000020000000015000000143E11D371BCB606F3.png" manifest:media-type="image/png"/>
  <manifest:file-entry manifest:full-path="Pictures/20000016000002700000021453A54C5387341788.svm" manifest:media-type="image/x-svm"/>
  <manifest:file-entry manifest:full-path="Pictures/2000001600000224000002139D71C1F3F26CF45B.svm" manifest:media-type="image/x-svm"/>
  <manifest:file-entry manifest:full-path="Pictures/1000020000000043000000147B23BC0C2BB6619C.png" manifest:media-type="image/png"/>
  <manifest:file-entry manifest:full-path="Pictures/1000020100000082000000967937140B7D9B6146.png" manifest:media-type="image/png"/>
  <manifest:file-entry manifest:full-path="Pictures/200000160000021B000002133DD249C0BD5486FD.svm" manifest:media-type="image/x-svm"/>
  <manifest:file-entry manifest:full-path="Pictures/2000002B000006EA000002142111FE80FD779E19.svm" manifest:media-type="image/x-svm"/>
  <manifest:file-entry manifest:full-path="Pictures/10000200000000180000001410E52AE42FCB401C.png" manifest:media-type="image/png"/>
  <manifest:file-entry manifest:full-path="Pictures/200000160000027200000214EA2192B209BE33E6.svm" manifest:media-type="image/x-svm"/>
  <manifest:file-entry manifest:full-path="Pictures/10000200000000180000001420C8F7B3CDDB8509.png" manifest:media-type="image/png"/>
  <manifest:file-entry manifest:full-path="Pictures/20000016000002300000021370C8FC0877FEB5DF.svm" manifest:media-type="image/x-svm"/>
  <manifest:file-entry manifest:full-path="Pictures/1000020000000018000000146CF3073CF9CE02B9.png" manifest:media-type="image/png"/>
  <manifest:file-entry manifest:full-path="Pictures/200000160000027200000214555E3DD64A860672.svm" manifest:media-type="image/x-svm"/>
  <manifest:file-entry manifest:full-path="Pictures/200000160000026F00000214E6BD1A4DC1BCF767.svm" manifest:media-type="image/x-svm"/>
  <manifest:file-entry manifest:full-path="Pictures/100002000000001800000014DD554D8083CAEA3E.png" manifest:media-type="image/png"/>
  <manifest:file-entry manifest:full-path="Pictures/10000200000000180000001480BBC13A12F9D51C.png" manifest:media-type="image/png"/>
  <manifest:file-entry manifest:full-path="Pictures/200000160000027F000002142643B97F9D0D1920.svm" manifest:media-type="image/x-svm"/>
  <manifest:file-entry manifest:full-path="Pictures/2000002B0000061900000214C8942631ADB5E2BA.svm" manifest:media-type="image/x-svm"/>
  <manifest:file-entry manifest:full-path="Pictures/100002000000003B00000014EAE4475951FAFD38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1" svg:font-family="'Liberation Mono'"/>
    <style:font-face style:name="Liberation Serif1" svg:font-family="'Liberation Serif', serif"/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5.9222in" fo:margin-left="-0.2347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0.5486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0.6875in"/>
    </style:style>
    <style:style style:name="Table3.G" style:family="table-column">
      <style:table-column-properties style:column-width="0.875in"/>
    </style:style>
    <style:style style:name="Table3.H" style:family="table-column">
      <style:table-column-properties style:column-width="0.9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069in" table:align="margins"/>
    </style:style>
    <style:style style:name="Table2.A" style:family="table-column">
      <style:table-column-properties style:column-width="0.9007in" style:rel-column-width="9362*"/>
    </style:style>
    <style:style style:name="Table2.G" style:family="table-column">
      <style:table-column-properties style:column-width="0.9014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40178c" officeooo:paragraph-rsid="0040178c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Tahoma" fo:font-size="11pt" officeooo:rsid="003cfd30" officeooo:paragraph-rsid="003cfd30" style:font-name-asian="Tahoma1" style:font-size-asian="11pt" style:font-name-complex="Tahoma1" style:font-size-complex="11pt"/>
    </style:style>
    <style:style style:name="P12" style:family="paragraph" style:parent-style-name="Standard">
      <style:text-properties style:text-position="0% 100%" style:font-name="Tahoma" fo:font-size="11pt" fo:font-weight="normal" officeooo:rsid="003cfd30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13" style:family="paragraph" style:parent-style-name="Standard">
      <style:text-properties style:text-position="0% 100%" style:font-name="Tahoma" fo:font-size="11pt" fo:font-weight="normal" officeooo:rsid="00028145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14" style:family="paragraph" style:parent-style-name="Standard">
      <style:text-properties style:text-position="0% 100%" style:font-name="Tahoma" fo:font-size="11pt" fo:font-weight="normal" officeooo:rsid="003e31cb" officeooo:paragraph-rsid="003e31cb" style:font-name-asian="Tahoma1" style:font-size-asian="11pt" style:font-weight-asian="normal" style:font-name-complex="Tahoma1" style:font-size-complex="11pt" style:font-weight-complex="normal"/>
    </style:style>
    <style:style style:name="P15" style:family="paragraph" style:parent-style-name="Standard">
      <style:text-properties style:text-position="0% 100%" style:font-name="Tahoma" fo:font-size="11pt" fo:font-weight="normal" officeooo:rsid="0041032c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16" style:family="paragraph" style:parent-style-name="Standard">
      <style:text-properties style:text-position="0% 100%" style:font-name="Tahoma" fo:font-size="11pt" fo:font-weight="normal" officeooo:rsid="0041032c" officeooo:paragraph-rsid="0041032c" style:font-name-asian="Tahoma1" style:font-size-asian="11pt" style:font-weight-asian="normal" style:font-name-complex="Tahoma1" style:font-size-complex="11pt" style:font-weight-complex="normal"/>
    </style:style>
    <style:style style:name="P17" style:family="paragraph" style:parent-style-name="Standard">
      <style:text-properties style:text-position="0% 100%" style:font-name="Tahoma" fo:font-size="11pt" fo:font-weight="normal" officeooo:rsid="0041594e" officeooo:paragraph-rsid="0041594e" style:font-name-asian="Tahoma1" style:font-size-asian="11pt" style:font-weight-asian="normal" style:font-name-complex="Tahoma1" style:font-size-complex="11pt" style:font-weight-complex="normal"/>
    </style:style>
    <style:style style:name="P18" style:family="paragraph" style:parent-style-name="Standard">
      <style:text-properties style:text-position="0% 100%" style:font-name="Liberation Serif" fo:font-size="11pt" fo:font-weight="normal" officeooo:rsid="0041032c" officeooo:paragraph-rsid="0041032c" style:font-name-asian="Tahoma1" style:font-size-asian="11pt" style:font-weight-asian="normal" style:font-name-complex="Tahoma1" style:font-size-complex="11pt" style:font-weight-complex="normal"/>
    </style:style>
    <style:style style:name="P19" style:family="paragraph" style:parent-style-name="Standard">
      <style:text-properties style:text-position="0% 100%" style:font-name="Liberation Serif" fo:font-size="11pt" fo:font-weight="normal" officeooo:rsid="0041594e" officeooo:paragraph-rsid="0041594e" style:font-name-asian="Tahoma1" style:font-size-asian="11pt" style:font-weight-asian="normal" style:font-name-complex="Tahoma1" style:font-size-complex="11pt" style:font-weight-complex="normal"/>
    </style:style>
    <style:style style:name="P20" style:family="paragraph" style:parent-style-name="Standard">
      <style:text-properties officeooo:rsid="00028145" officeooo:paragraph-rsid="00028145"/>
    </style:style>
    <style:style style:name="P21" style:family="paragraph" style:parent-style-name="Standard">
      <style:text-properties officeooo:rsid="00028145" officeooo:paragraph-rsid="003cfd30"/>
    </style:style>
    <style:style style:name="P22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23" style:family="paragraph" style:parent-style-name="Standard">
      <style:text-properties officeooo:rsid="00182c4e" officeooo:paragraph-rsid="00182c4e"/>
    </style:style>
    <style:style style:name="P24" style:family="paragraph" style:parent-style-name="Standard">
      <style:text-properties officeooo:rsid="00182c4e" officeooo:paragraph-rsid="003473c2"/>
    </style:style>
    <style:style style:name="P25" style:family="paragraph" style:parent-style-name="Standard">
      <style:text-properties officeooo:rsid="00182c4e" officeooo:paragraph-rsid="003c517a"/>
    </style:style>
    <style:style style:name="P26" style:family="paragraph" style:parent-style-name="Standard">
      <style:text-properties officeooo:rsid="00182c4e" officeooo:paragraph-rsid="00197878"/>
    </style:style>
    <style:style style:name="P27" style:family="paragraph" style:parent-style-name="Standard">
      <style:text-properties officeooo:rsid="00182c4e" officeooo:paragraph-rsid="0042ce8b"/>
    </style:style>
    <style:style style:name="P28" style:family="paragraph" style:parent-style-name="Standard">
      <style:text-properties officeooo:rsid="0018fa44" officeooo:paragraph-rsid="0018fa44"/>
    </style:style>
    <style:style style:name="P29" style:family="paragraph" style:parent-style-name="Standard">
      <style:text-properties officeooo:rsid="0018fa44" officeooo:paragraph-rsid="00255c07"/>
    </style:style>
    <style:style style:name="P30" style:family="paragraph" style:parent-style-name="Standard">
      <style:text-properties officeooo:rsid="0018fa44" officeooo:paragraph-rsid="0032af49"/>
    </style:style>
    <style:style style:name="P31" style:family="paragraph" style:parent-style-name="Standard">
      <style:text-properties officeooo:rsid="0032af49" officeooo:paragraph-rsid="00182c4e"/>
    </style:style>
    <style:style style:name="P32" style:family="paragraph" style:parent-style-name="Standard">
      <style:text-properties officeooo:rsid="0045df62" officeooo:paragraph-rsid="0045df62"/>
    </style:style>
    <style:style style:name="P33" style:family="paragraph" style:parent-style-name="Standard">
      <style:text-properties officeooo:rsid="00465b01" officeooo:paragraph-rsid="00465b01"/>
    </style:style>
    <style:style style:name="P34" style:family="paragraph" style:parent-style-name="Standard">
      <style:text-properties officeooo:rsid="00465b01" officeooo:paragraph-rsid="0047d191"/>
    </style:style>
    <style:style style:name="P35" style:family="paragraph" style:parent-style-name="Standard">
      <style:text-properties officeooo:paragraph-rsid="00465b01"/>
    </style:style>
    <style:style style:name="P36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7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9" style:family="paragraph" style:parent-style-name="Standard">
      <style:paragraph-properties fo:break-before="page"/>
      <style:text-properties officeooo:rsid="00182c4e" officeooo:paragraph-rsid="003473c2"/>
    </style:style>
    <style:style style:name="P40" style:family="paragraph" style:parent-style-name="Standard">
      <style:paragraph-properties fo:break-before="page"/>
      <style:text-properties officeooo:rsid="00028145" officeooo:paragraph-rsid="00028145"/>
    </style:style>
    <style:style style:name="P41" style:family="paragraph" style:parent-style-name="Standard">
      <style:paragraph-properties fo:break-before="page"/>
      <style:text-properties officeooo:rsid="00028145" officeooo:paragraph-rsid="003cfd30"/>
    </style:style>
    <style:style style:name="P42" style:family="paragraph" style:parent-style-name="Table_20_Contents">
      <style:text-properties officeooo:rsid="00368919" officeooo:paragraph-rsid="0042ce8b"/>
    </style:style>
    <style:style style:name="P43" style:family="paragraph" style:parent-style-name="Table_20_Contents">
      <style:text-properties officeooo:rsid="0042ce8b" officeooo:paragraph-rsid="0042ce8b"/>
    </style:style>
    <style:style style:name="P44" style:family="paragraph" style:parent-style-name="Table_20_Contents">
      <style:text-properties officeooo:paragraph-rsid="0042ce8b"/>
    </style:style>
    <style:style style:name="P45" style:family="paragraph" style:parent-style-name="Table_20_Contents">
      <style:text-properties officeooo:rsid="0047d266" officeooo:paragraph-rsid="0047d266"/>
    </style:style>
    <style:style style:name="P46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47" style:family="paragraph" style:parent-style-name="Standard" style:list-style-name="L2">
      <style:text-properties style:text-position="0% 100%" style:font-name="Tahoma" fo:font-size="11pt" fo:font-weight="normal" officeooo:rsid="003cfd30" officeooo:paragraph-rsid="003cfd30" style:font-name-asian="Tahoma1" style:font-size-asian="11pt" style:font-weight-asian="normal" style:font-name-complex="Tahoma1" style:font-size-complex="11pt" style:font-weight-complex="normal"/>
    </style:style>
    <style:style style:name="P48" style:family="paragraph" style:parent-style-name="Standard" style:list-style-name="L3">
      <style:text-properties style:text-position="0% 100%" style:font-name="Tahoma" fo:font-size="11pt" fo:font-weight="normal" officeooo:rsid="003e31cb" officeooo:paragraph-rsid="003e31cb" style:font-name-asian="Tahoma1" style:font-size-asian="11pt" style:font-weight-asian="normal" style:font-name-complex="Tahoma1" style:font-size-complex="11pt" style:font-weight-complex="normal"/>
    </style:style>
    <style:style style:name="P49" style:family="paragraph" style:parent-style-name="Standard">
      <style:text-properties style:font-name="Liberation Serif1" fo:font-weight="bold" officeooo:rsid="00028145" officeooo:paragraph-rsid="00028145" style:font-weight-asian="bold" style:font-weight-complex="bold"/>
    </style:style>
    <style:style style:name="P50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51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52" style:family="paragraph" style:parent-style-name="Standard" style:list-style-name="L3">
      <style:text-properties officeooo:paragraph-rsid="003e31cb"/>
    </style:style>
    <style:style style:name="P53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54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5" style:family="paragraph" style:parent-style-name="Text_20_body" style:list-style-name="L1">
      <style:paragraph-properties fo:line-height="150%"/>
      <style:text-properties style:font-name="Liberation Serif1" fo:font-weight="normal" officeooo:paragraph-rsid="0040178c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P57" style:family="paragraph">
      <style:paragraph-properties fo:margin-left="0in" fo:margin-right="0in" fo:margin-top="0in" fo:margin-bottom="0in" fo:line-height="0.1665in" fo:text-align="start" fo:text-indent="0in"/>
    </style:style>
    <style:style style:name="P58" style:family="paragraph">
      <loext:graphic-properties draw:fill="solid" draw:fill-color="#d8d8d8"/>
      <style:paragraph-properties fo:text-align="start"/>
      <style:text-properties fo:font-size="18pt"/>
    </style:style>
    <style:style style:name="P5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in" fo:margin-right="0in" fo:margin-top="0in" fo:margin-bottom="0in" fo:line-height="100%" fo:text-indent="0in"/>
    </style:style>
    <style:style style:name="P6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/>
      <style:paragraph-properties fo:text-align="cente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style:text-position="0% 100%" style:font-name="Tahoma" fo:font-size="11pt" fo:font-weight="normal" officeooo:rsid="003e31cb" style:font-name-asian="Tahoma1" style:font-size-asian="11pt" style:font-weight-asian="normal" style:font-name-complex="Tahoma1" style:font-size-complex="11pt" style:font-weight-complex="normal"/>
    </style:style>
    <style:style style:name="T6" style:family="text">
      <style:text-properties officeooo:rsid="00028145"/>
    </style:style>
    <style:style style:name="T7" style:family="text">
      <style:text-properties officeooo:rsid="003a893f"/>
    </style:style>
    <style:style style:name="T8" style:family="text">
      <style:text-properties officeooo:rsid="0032af49"/>
    </style:style>
    <style:style style:name="T9" style:family="text">
      <style:text-properties style:font-name="sans-serif" fo:font-size="12pt" style:font-size-asian="12pt" style:font-size-complex="12pt"/>
    </style:style>
    <style:style style:name="T10" style:family="text">
      <style:text-properties style:font-name="sans-serif" fo:font-size="12pt" officeooo:rsid="00028145" style:font-size-asian="12pt" style:font-size-complex="12pt"/>
    </style:style>
    <style:style style:name="T11" style:family="text">
      <style:text-properties style:font-name="sans-serif" fo:font-size="12pt" officeooo:rsid="000511a6" style:font-size-asian="12pt" style:font-size-complex="12pt"/>
    </style:style>
    <style:style style:name="T12" style:family="text">
      <style:text-properties style:font-name="sans-serif" fo:font-size="12pt" officeooo:rsid="00197878" style:font-size-asian="12pt" style:font-size-complex="12pt"/>
    </style:style>
    <style:style style:name="T13" style:family="text">
      <style:text-properties style:font-name="sans-serif" fo:font-size="12pt" officeooo:rsid="00465b01" style:font-size-asian="12pt" style:font-size-complex="12pt"/>
    </style:style>
    <style:style style:name="T14" style:family="text">
      <style:text-properties style:font-name="sans-serif" fo:font-size="12pt" officeooo:rsid="0047d191" style:font-size-asian="12pt" style:font-size-complex="12pt"/>
    </style:style>
    <style:style style:name="T15" style:family="text">
      <style:text-properties style:font-name="sans-serif" fo:font-size="12pt" fo:font-style="normal" fo:font-weight="normal" style:font-size-asian="12pt" style:font-style-asian="normal" style:font-weight-asian="normal" style:font-size-complex="12pt"/>
    </style:style>
    <style:style style:name="T16" style:family="text">
      <style:text-properties style:font-name="sans-serif" fo:font-size="12pt" fo:font-style="normal" fo:font-weight="normal" officeooo:rsid="00465b01" style:font-size-asian="12pt" style:font-style-asian="normal" style:font-weight-asian="normal" style:font-size-complex="12pt"/>
    </style:style>
    <style:style style:name="T17" style:family="text">
      <style:text-properties officeooo:rsid="001c09de"/>
    </style:style>
    <style:style style:name="T18" style:family="text">
      <style:text-properties officeooo:rsid="001e3a6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cfd30" style:font-weight-asian="bold" style:font-weight-complex="bold"/>
    </style:style>
    <style:style style:name="T21" style:family="text">
      <style:text-properties fo:font-weight="bold" officeooo:rsid="0049650a" style:font-weight-asian="bold" style:font-weight-complex="bold"/>
    </style:style>
    <style:style style:name="T22" style:family="text">
      <style:text-properties officeooo:rsid="003cfd30"/>
    </style:style>
    <style:style style:name="T23" style:family="text">
      <style:text-properties officeooo:rsid="003e31cb"/>
    </style:style>
    <style:style style:name="T24" style:family="text">
      <style:text-properties officeooo:rsid="0040178c"/>
    </style:style>
    <style:style style:name="T25" style:family="text">
      <style:text-properties officeooo:rsid="0042ce8b"/>
    </style:style>
    <style:style style:name="T2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7" style:family="text">
      <style:text-properties officeooo:rsid="00368919"/>
    </style:style>
    <style:style style:name="T28" style:family="text">
      <style:text-properties style:font-name="Liberation Mono1" fo:font-size="11pt" fo:font-style="normal" fo:font-weight="normal" style:font-size-asian="11pt" style:font-style-asian="normal" style:font-weight-asian="normal" style:font-size-complex="12pt"/>
    </style:style>
    <style:style style:name="T29" style:family="text">
      <style:text-properties style:font-name="Liberation Mono1" fo:font-size="11pt" fo:font-style="normal" fo:font-weight="normal" officeooo:rsid="00465b01" style:font-size-asian="11pt" style:font-style-asian="normal" style:font-weight-asian="normal" style:font-size-complex="12pt"/>
    </style:style>
    <style:style style:name="T30" style:family="text">
      <style:text-properties officeooo:rsid="0047d266"/>
    </style:style>
    <style:style style:name="T31" style:family="text">
      <style:text-properties style:use-window-font-color="tru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84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1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398in" svg:stroke-color="#00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791in" fo:min-width="0.08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38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8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Nom del alumne/a: <text:s text:c="7"/></text:p>
      <text:p text:style-name="P36"><draw:custom-shape text:anchor-type="paragraph" draw:z-index="15" draw:name="Image1" draw:style-name="gr2" draw:text-style-name="P58" svg:width="0.948in" svg:height="0.437in" svg:x="5.8335in" svg:y="0.0693in"><text:p text:style-name="P57"><text:span text:style-name="T31"/></text:p><text:p text:style-name="P57"><text:span text:style-name="T3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6" svg:width="0.948in" svg:height="0.437in" svg:x="4.684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8" svg:width="0.948in" svg:height="0.437in" svg:x="4.722in" svg:y="0.0693in"><text:p text:style-name="P57"><text:span text:style-name="T31"/></text:p><text:p text:style-name="P57"><text:span text:style-name="T3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>Qualificació: <text:s text:c="6"/></text:p>
      <text:p text:style-name="P37"><text:s text:c="70"/></text:p>
      <text:p text:style-name="P36"/>
      <text:p text:style-name="P3"><draw:custom-shape text:anchor-type="paragraph" draw:z-index="0" draw:name="Image4" draw:style-name="gr1" draw:text-style-name="P56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Criteris de qualificació:</text:p>
      <text:p text:style-name="P38">Temps: <text:span text:style-name="T8">90 min</text:span></text:p>
      <text:p text:style-name="P38">Observacions: <text:span text:style-name="T23">Cada nombres sense unitat resta 1 punt</text:span></text:p>
      <text:p text:style-name="P10"/>
      <text:p text:style-name="P10"><text:tab/></text:p>
      <text:p text:style-name="P9"/>
      <text:p text:style-name="P21"><text:span text:style-name="T19">Exercici 1:</text:span><text:tab/><text:tab/><text:tab/><text:tab/><text:tab/><text:tab/><text:tab/><text:tab/><text:tab/><text:tab/><text:tab/><text:tab/><text:tab/><text:tab/><text:tab/><text:tab/><text:span text:style-name="T23">1p</text:span></text:p>
      <text:p text:style-name="P11">Com ac<text:span text:style-name="T23">t</text:span>uaries en cas que et trobessis a una persona paralitzada, per estar en contacte amb un dispositiu elèctric?</text:p>
      <text:p text:style-name="P49"/>
      <text:list xml:id="list1136779912" text:style-name="L1">
        <text:list-item>
          <text:p text:style-name="P55">La persona que rep una descàrrega elèctrica ha de ser desconnectada de la font d'energia elèctrica.</text:p>
        </text:list-item>
        <text:list-item>
          <text:p text:style-name="P55">Localitzar l'interruptor/disjuntor de desconnexió i desconnectar la font de tensió.</text:p>
        </text:list-item>
        <text:list-item>
          <text:p text:style-name="P55">Si no fos possible accedir al dispositiu de desconnexió es pot intentar treure a la víctima del circuit amb un objecte aïllant, com una taula de fusta seca o un cable elèctric aïllat.</text:p>
        </text:list-item>
        <text:list-item>
          <text:p text:style-name="P55">Les víctimes necessiten una resposta mèdica immediata: comprovar la respiració i el pols, i aplicar reanimació cardiopulmonar <text:span text:style-name="T24">si fos necessari</text:span>.</text:p>
        </text:list-item>
        <text:list-item>
          <text:p text:style-name="P55">Si una víctima segueix conscient després d'haver rebut la descàrrega, ha de ser vigilada de prop i atesa fins que un equip d'emergències capacitat l'atengui.</text:p>
        </text:list-item>
        <text:list-item>
          <text:p text:style-name="P55">Existeix perill de xoc fisiològic, per la qual cosa cal mantenir a la víctima abrigada i còmoda.</text:p>
        </text:list-item>
        <text:list-item>
          <text:p text:style-name="P55">Les víctimes d'una descàrrega poden sofrir problemes cardíacs fins a diverses hores després de rebre-la. El perill d'una descàrrega elèctrica no acaba després de l'atenció mèdica immediata, les víctimes han de quedar en observació.</text:p>
        </text:list-item>
      </text:list>
      <text:p text:style-name="P50"/>
      <text:p text:style-name="P51"/>
      <text:p text:style-name="P41"><text:span text:style-name="T19">Exercici </text:span><text:span text:style-name="T20">2</text:span><text:span text:style-name="T19">:</text:span><text:tab/><text:tab/><text:tab/><text:tab/><text:tab/><text:tab/><text:tab/><text:tab/><text:tab/><text:tab/><text:tab/><text:tab/><text:tab/><text:tab/><text:tab/><text:tab/><text:span text:style-name="T23">1p</text:span></text:p>
      <text:p text:style-name="P46"/>
      <text:list xml:id="list3266491436" text:style-name="L2">
        <text:list-item>
          <text:p text:style-name="P47">Explica el principi de funcionament d’un condensador.</text:p>
        </text:list-item>
      </text:list>
      <text:p text:style-name="P12"/>
      <text:p text:style-name="P18">Un condensador consta de dues plaques metàl·liques, separades per material aïllant. Cada una de les plaques disposa d’un contacte, per poder connectar el condensador a altres components del circuit. A través del material aïllant que separa les plaques, el corrent no pot circular.</text:p>
      <text:p text:style-name="P16"/>
      <text:list xml:id="list71443767752332" text:continue-numbering="true" text:style-name="L2">
        <text:list-item>
          <text:p text:style-name="P47">A un condesador descdarregat es connecta una batería. Indica com es comporten el corrent i la tensión des de l’inici de la connexió fins que el condensador queda completament carregat.</text:p>
        </text:list-item>
      </text:list>
      <text:p text:style-name="P15"/>
      <text:p text:style-name="P18">En connectar una batería al condensador, aquest comença a carregar-se. Inicialment, el corrent és elevat i la tensió baixa. A mesura que el condensador es carrega, el corrent va disminuint i la tensió en el condensador pujant. Quan el condensador ha quedat completament carregat, la tensió té un valor màxim i el corrent és cero.</text:p>
      <text:p text:style-name="P12"/>
      <text:p text:style-name="P12"/>
      <text:p text:style-name="P13"><text:span text:style-name="T19">Exercici </text:span><text:span text:style-name="T20">3</text:span><text:span text:style-name="T19">:</text:span><text:tab/><text:tab/><text:tab/><text:tab/><text:tab/><text:tab/><text:tab/><text:tab/><text:tab/><text:tab/><text:tab/><text:tab/><text:tab/><text:tab/><text:tab/><text:tab/><text:span text:style-name="T22">2p</text:span></text:p>
      <text:p text:style-name="P13"/>
      <text:p text:style-name="P12">En un condensador <text:span text:style-name="T23">amb una tensió inicial de 10 V, </text:span>la tensió varia seguint el gràfic:</text:p>
      <text:p text:style-name="P12"><draw:g text:anchor-type="paragraph" draw:z-index="17" draw:name="Shape4" draw:style-name="gr4"><draw:line draw:style-name="gr18" draw:text-style-name="P64" svg:x1="0.748in" svg:y1="0.1583in" svg:x2="0.748in" svg:y2="1.3394in"><text:p/></draw:line><draw:line draw:style-name="gr18" draw:text-style-name="P64" svg:x1="3.0709in" svg:y1="1.3394in" svg:x2="0.748in" svg:y2="1.3398in"><text:p/></draw:line><draw:frame draw:style-name="gr19" draw:text-style-name="P65" svg:width="0.8661in" svg:height="0.3232in" svg:x="2.6772in" svg:y="1.4579in"><draw:text-box><text:p text:style-name="P60"><text:span text:style-name="T33">t </text:span><text:span text:style-name="T33">e</text:span><text:span text:style-name="T33">n </text:span><text:span text:style-name="T33">s</text:span></text:p></draw:text-box></draw:frame><draw:frame draw:style-name="gr20" draw:text-style-name="P65" svg:width="0.8661in" svg:height="0.3232in" svg:x="0in" svg:y="0.0008in"><draw:text-box><text:p text:style-name="P60"><text:span text:style-name="T33">e </text:span><text:span text:style-name="T33">e</text:span><text:span text:style-name="T33">n </text:span><text:span text:style-name="T33">V</text:span></text:p></draw:text-box></draw:frame><draw:frame draw:style-name="gr19" draw:text-style-name="P65" svg:width="0.3157in" svg:height="0.3232in" svg:x="0.3543in" svg:y="0.7882in"><draw:text-box><text:p text:style-name="P60"><text:span text:style-name="T33">5</text:span></text:p></draw:text-box></draw:frame><draw:line draw:style-name="gr6" draw:text-style-name="P64" svg:x1="0.7087in" svg:y1="0.9465in" svg:x2="0.748in" svg:y2="0.9465in"><text:p/></draw:line><draw:line draw:style-name="gr6" draw:text-style-name="P64" svg:x1="0.7087in" svg:y1="0.5528in" svg:x2="0.748in" svg:y2="0.5528in"><text:p/></draw:line><draw:frame draw:style-name="gr19" draw:text-style-name="P65" svg:width="0.4732in" svg:height="0.3232in" svg:x="0.1965in" svg:y="0.3945in"><draw:text-box><text:p text:style-name="P60"><text:span text:style-name="T33">1</text:span><text:span text:style-name="T33">0</text:span></text:p></draw:text-box></draw:frame><draw:frame draw:style-name="gr19" draw:text-style-name="P65" svg:width="0.4732in" svg:height="0.3232in" svg:x="0.9839in" svg:y="1.3398in"><draw:text-box><text:p text:style-name="P60"><text:span text:style-name="T33">5</text:span></text:p></draw:text-box></draw:frame><draw:frame draw:style-name="gr19" draw:text-style-name="P65" svg:width="0.4732in" svg:height="0.3232in" svg:x="1.378in" svg:y="1.3398in"><draw:text-box><text:p text:style-name="P60"><text:span text:style-name="T33">1</text:span><text:span text:style-name="T33">0</text:span></text:p></draw:text-box></draw:frame><draw:frame draw:style-name="gr19" draw:text-style-name="P65" svg:width="0.4732in" svg:height="0.3232in" svg:x="1.7319in" svg:y="1.3398in"><draw:text-box><text:p text:style-name="P60"><text:span text:style-name="T33">1</text:span><text:span text:style-name="T33">5</text:span></text:p></draw:text-box></draw:frame><draw:frame draw:style-name="gr19" draw:text-style-name="P65" svg:width="0.4732in" svg:height="0.3232in" svg:x="2.1256in" svg:y="1.3398in"><draw:text-box><text:p text:style-name="P60"><text:span text:style-name="T33">2</text:span><text:span text:style-name="T33">0</text:span></text:p></draw:text-box></draw:frame><draw:line draw:style-name="gr6" draw:text-style-name="P64" svg:x1="1.122in" svg:y1="1.3984in" svg:x2="1.122in" svg:y2="1.3591in"><text:p/></draw:line><draw:line draw:style-name="gr6" draw:text-style-name="P64" svg:x1="1.5551in" svg:y1="1.3984in" svg:x2="1.5551in" svg:y2="1.3591in"><text:p/></draw:line><draw:line draw:style-name="gr6" draw:text-style-name="P64" svg:x1="1.9094in" svg:y1="1.3984in" svg:x2="1.9094in" svg:y2="1.3591in"><text:p/></draw:line><draw:line draw:style-name="gr6" draw:text-style-name="P64" svg:x1="2.3031in" svg:y1="1.3984in" svg:x2="2.3031in" svg:y2="1.3591in"><text:p/></draw:line><draw:line draw:style-name="gr21" draw:text-style-name="P64" svg:x1="2.3228in" svg:y1="1.3402in" svg:x2="0.748in" svg:y2="0.5528in"><text:p/></draw:line><draw:frame draw:style-name="gr19" draw:text-style-name="P65" svg:width="0.5122in" svg:height="0.3232in" svg:x="1.339in" svg:y="0.4343in"><draw:text-box><text:p text:style-name="P60"><text:span text:style-name="T33">e</text:span><text:span text:style-name="T33">(t</text:span><text:span text:style-name="T33">)</text:span></text:p></draw:text-box></draw:frame></draw:g><draw:g text:anchor-type="paragraph" draw:z-index="18" draw:name="Shape2" draw:style-name="gr4"><draw:line draw:style-name="gr6" draw:text-style-name="P64" svg:x1="5.0791in" svg:y1="0.3555in" svg:x2="5.0791in" svg:y2="0.7492in"><text:p/></draw:line><draw:line draw:style-name="gr6" draw:text-style-name="P64" svg:x1="5.1579in" svg:y1="0.3555in" svg:x2="5.1579in" svg:y2="0.7492in"><text:p/></draw:line><draw:custom-shape draw:style-name="gr22" draw:text-style-name="P64" svg:width="0.3941in" svg:height="0.3933in" svg:x="4.9213in" svg:y="1.3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0" draw:text-style-name="P65" svg:width="0.276in" svg:height="0.3232in" svg:x="4.8429in" svg:y="1.3787in"><draw:text-box><text:p text:style-name="P60"><text:span text:style-name="T33">+</text:span></text:p></draw:text-box></draw:frame><draw:frame draw:style-name="gr20" draw:text-style-name="P65" svg:width="0.276in" svg:height="0.3232in" svg:x="5.1185in" svg:y="1.3787in"><draw:text-box><text:p text:style-name="P60"><text:span text:style-name="T33">-</text:span></text:p></draw:text-box></draw:frame><draw:line draw:style-name="gr13" draw:text-style-name="P64" svg:x1="4.8823in" svg:y1="1.8906in" svg:x2="5.3941in" svg:y2="1.1031in"><text:p/></draw:line><draw:line draw:style-name="gr6" draw:text-style-name="P64" svg:x1="4.9217in" svg:y1="1.5362in" svg:x2="4.6854in" svg:y2="1.5362in"><text:p/></draw:line><draw:line draw:style-name="gr6" draw:text-style-name="P64" svg:x1="5.5508in" svg:y1="1.5362in" svg:x2="5.3146in" svg:y2="1.5362in"><text:p/></draw:line><draw:line draw:style-name="gr6" draw:text-style-name="P64" svg:x1="5.5516in" svg:y1="0.5528in" svg:x2="5.1579in" svg:y2="0.5528in"><text:p/></draw:line><draw:line draw:style-name="gr6" draw:text-style-name="P64" svg:x1="5.0791in" svg:y1="0.5528in" svg:x2="4.6854in" svg:y2="0.5528in"><text:p/></draw:line><draw:line draw:style-name="gr6" draw:text-style-name="P64" svg:x1="4.6854in" svg:y1="1.537in" svg:x2="4.6854in" svg:y2="0.5528in"><text:p/></draw:line><draw:line draw:style-name="gr6" draw:text-style-name="P64" svg:x1="5.5508in" svg:y1="1.537in" svg:x2="5.5508in" svg:y2="0.5528in"><text:p/></draw:line><draw:frame draw:style-name="gr20" draw:text-style-name="P65" svg:width="0.5122in" svg:height="0.3232in" svg:x="4.8827in" svg:y="1.8906in"><draw:text-box><text:p text:style-name="P60"><text:span text:style-name="T33">e</text:span><text:span text:style-name="T33">(t</text:span><text:span text:style-name="T33">)</text:span></text:p></draw:text-box></draw:frame><draw:frame draw:style-name="gr23" draw:text-style-name="P65" svg:width="1.615in" svg:height="0.537in" svg:x="4.4094in" svg:y="0.0008in"><draw:text-box><text:p text:style-name="P60"><text:span text:style-name="T33">C </text:span><text:span text:style-name="T33">= </text:span><text:span text:style-name="T33">5</text:span><text:span text:style-name="T33">0</text:span><text:span text:style-name="T33">0 </text:span><text:span text:style-name="T33">m</text:span><text:span text:style-name="T33">ic</text:span><text:span text:style-name="T33">r</text:span><text:span text:style-name="T33">o </text:span><text:span text:style-name="T33">F</text:span></text:p></draw:text-box></draw:frame><draw:line draw:style-name="gr13" draw:text-style-name="P64" svg:x1="4.5673in" svg:y1="0.7094in" svg:x2="4.5673in" svg:y2="1.1425in"><text:p/></draw:line><draw:frame draw:style-name="gr19" draw:text-style-name="P65" svg:width="0.2362in" svg:height="0.3232in" svg:x="4.3311in" svg:y="0.6701in"><draw:text-box><text:p text:style-name="P60"><text:span text:style-name="T33">I</text:span></text:p></draw:text-box></draw:frame><draw:frame draw:style-name="gr19" draw:text-style-name="P65" svg:width="0.2362in" svg:height="0.3232in" svg:x="4.8429in" svg:y="0.2764in"><draw:text-box><text:p text:style-name="P60"><text:span text:style-name="T33">+</text:span></text:p></draw:text-box></draw:frame><draw:frame draw:style-name="gr19" draw:text-style-name="P65" svg:width="0.2362in" svg:height="0.3232in" svg:x="5.0791in" svg:y="0.2764in"><draw:text-box><text:p text:style-name="P60"><text:span text:style-name="T33">-</text:span></text:p></draw:text-box></draw:frame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Indica:</text:p>
      <text:list xml:id="list404320674" text:style-name="L3">
        <text:list-item>
          <text:p text:style-name="P52"><text:span text:style-name="T5">La pendent de la curva de tensió . </text:span><text:span text:style-name="T5"><draw:frame draw:style-name="fr2" draw:name="Object7" text:anchor-type="as-char" svg:y="-0.2437in" svg:width="0.9335in" svg:height="0.3929in" draw:z-index="20"><draw:object xlink:href="./Object 7" xlink:type="simple" xlink:show="embed" xlink:actuate="onLoad"/><draw:image xlink:href="./ObjectReplacements/Object 7" xlink:type="simple" xlink:show="embed" xlink:actuate="onLoad"/></draw:frame></text:span></text:p>
        </text:list-item>
        <text:list-item>
          <text:p text:style-name="P48">La direcció del corrent en el circuit.</text:p>
        </text:list-item>
        <text:list-item>
          <text:p text:style-name="P48">La polaritat del condensador.</text:p>
        </text:list-item>
        <text:list-item>
          <text:p text:style-name="P48">Si el condensador s’està carregant o descarregant (raona la teva resposta).</text:p>
        </text:list-item>
      </text:list>
      <text:p text:style-name="P19"><text:tab/><text:tab/>El condensador s’està descarregant, perque la seva tensió baixa.</text:p>
      <text:p text:style-name="P17"/>
      <text:list xml:id="list71443650769663" text:continue-numbering="true" text:style-name="L3">
        <text:list-item>
          <text:p text:style-name="P48">El corrent <draw:frame draw:style-name="fr2" draw:name="Object12" text:anchor-type="as-char" svg:y="-0.1484in" svg:width="0.1283in" svg:height="0.1839in" draw:z-index="21"><draw:object xlink:href="./Object 24" xlink:type="simple" xlink:show="embed" xlink:actuate="onLoad"/><draw:image xlink:href="./ObjectReplacements/Object 24" xlink:type="simple" xlink:show="embed" xlink:actuate="onLoad"/></draw:frame>que circula pel circuit.</text:p>
        </text:list-item>
      </text:list>
      <text:p text:style-name="P51"><draw:frame draw:style-name="fr2" draw:name="Object13" text:anchor-type="as-char" svg:y="-0.2437in" svg:width="3.0201in" svg:height="0.3929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40"><text:span text:style-name="T19">Exercici </text:span><text:span text:style-name="T21">4</text:span><text:span text:style-name="T19">:</text:span><text:tab/><text:tab/><text:tab/><text:tab/><text:tab/><text:tab/><text:tab/><text:tab/><text:tab/><text:tab/><text:tab/><text:tab/><text:tab/><text:tab/><text:tab/><text:tab/><text:span text:style-name="T18">3p</text:span></text:p>
      <text:p text:style-name="P20"/>
      <text:p text:style-name="P28"><draw:frame draw:style-name="fr2" draw:name="Object1" text:anchor-type="as-char" svg:y="-0.1484in" svg:width="0.6126in" svg:height="0.2098in" draw:z-index="22"><draw:object xlink:href="./Object 1" xlink:type="simple" xlink:show="embed" xlink:actuate="onLoad"/><draw:image xlink:href="./ObjectReplacements/Object 1" xlink:type="simple" xlink:show="embed" xlink:actuate="onLoad"/></draw:frame>… <draw:frame draw:style-name="fr2" draw:name="Object2" text:anchor-type="as-char" svg:y="-0.1484in" svg:width="0.6189in" svg:height="0.2091in" draw:z-index="2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1"/>
      <text:p text:style-name="P30">Calcula tensions, corrents i potències en les resistències.</text:p>
      <text:p text:style-name="P23"/>
      <text:p text:style-name="P23"><draw:g text:anchor-type="paragraph" draw:z-index="16" draw:name="Shape3" draw:style-name="gr4"><draw:g draw:style-name="gr5"><draw:line draw:style-name="gr6" draw:text-style-name="P59" svg:x1="1.3173in" svg:y1="3.1795in" svg:x2="1.3173in" svg:y2="2.7858in"><text:p/></draw:line><draw:line draw:style-name="gr6" draw:text-style-name="P59" svg:x1="1.4744in" svg:y1="3.0815in" svg:x2="1.4744in" svg:y2="2.8846in"><text:p/></draw:line></draw:g><draw:line draw:style-name="gr6" draw:text-style-name="P59" svg:x1="0.3701in" svg:y1="2.9823in" svg:x2="0.3701in" svg:y2="2.1949in"><text:p/></draw:line><draw:line draw:style-name="gr6" draw:text-style-name="P59" svg:x1="0.3713in" svg:y1="2.2213in" svg:x2="0.3555in" svg:y2="0.8508in"><text:p/></draw:line><draw:line draw:style-name="gr6" draw:text-style-name="P59" svg:x1="0.3555in" svg:y1="0.8492in" svg:x2="0.5524in" svg:y2="0.8492in"><text:p/></draw:line><draw:line draw:style-name="gr6" draw:text-style-name="P59" svg:x1="0.3555in" svg:y1="2.228in" svg:x2="0.5524in" svg:y2="2.228in"><text:p/></draw:line><draw:line draw:style-name="gr6" draw:text-style-name="P59" svg:x1="1.1555in" svg:y1="0.8409in" svg:x2="1.6933in" svg:y2="0.8409in"><text:p/></draw:line><draw:line draw:style-name="gr6" draw:text-style-name="P59" svg:x1="2.4354in" svg:y1="2.9697in" svg:x2="2.4354in" svg:y2="0.3791in"><text:p/></draw:line><draw:custom-shape draw:style-name="gr7" draw:text-style-name="P59" svg:width="0.5925in" svg:height="0.1969in" svg:x="1.6697in" svg:y="0.7382in"><text:p/><draw:enhanced-geometry svg:viewBox="0 0 21600 21600" draw:type="rectangle" draw:enhanced-path="M 0 0 L 21600 0 21600 21600 0 21600 0 0 Z N"/></draw:custom-shape><draw:custom-shape draw:style-name="gr8" draw:text-style-name="P59" svg:width="0.5921in" svg:height="0.1976in" svg:x="0.5524in" svg:y="0.7319in"><text:p/><draw:enhanced-geometry svg:viewBox="0 0 21600 21600" draw:type="rectangle" draw:enhanced-path="M 0 0 L 21600 0 21600 21600 0 21600 0 0 Z N"/></draw:custom-shape><draw:custom-shape draw:style-name="gr9" draw:text-style-name="P59" svg:width="0.5921in" svg:height="0.198in" svg:x="0.5524in" svg:y="2.1098in"><text:p/><draw:enhanced-geometry svg:viewBox="0 0 21600 21600" draw:type="rectangle" draw:enhanced-path="M 0 0 L 21600 0 21600 21600 0 21600 0 0 Z N"/></draw:custom-shape><draw:frame draw:style-name="gr10" draw:text-style-name="P61" svg:width="0.5516in" svg:height="0.3252in" svg:x="3.2083in" svg:y="1.3772in"><draw:text-box><text:p text:style-name="P60"><text:span text:style-name="T32">R</text:span><text:span text:style-name="T32">1</text:span></text:p></draw:text-box></draw:frame><draw:frame draw:style-name="gr11" draw:text-style-name="P61" svg:width="0.5516in" svg:height="0.324in" svg:x="1.7508in" svg:y="0.4724in"><draw:text-box><text:p text:style-name="P60"><text:span text:style-name="T32">R</text:span><text:span text:style-name="T32">5</text:span></text:p></draw:text-box></draw:frame><draw:frame draw:style-name="gr10" draw:text-style-name="P61" svg:width="0.5516in" svg:height="0.3252in" svg:x="0.6343in" svg:y="0.4661in"><draw:text-box><text:p text:style-name="P60"><text:span text:style-name="T32">R</text:span><text:span text:style-name="T32">2</text:span></text:p></draw:text-box></draw:frame><draw:frame draw:style-name="gr12" draw:text-style-name="P61" svg:width="0.5516in" svg:height="0.3248in" svg:x="0.6343in" svg:y="1.8433in"><draw:text-box><text:p text:style-name="P60"><text:span text:style-name="T32">R</text:span><text:span text:style-name="T32">3</text:span></text:p></draw:text-box></draw:frame><draw:frame draw:style-name="gr10" draw:text-style-name="P61" svg:width="1.0634in" svg:height="0.3252in" svg:x="1.1606in" svg:y="3.228in"><draw:text-box><text:p text:style-name="P60"><text:span text:style-name="T32">E </text:span><text:span text:style-name="T32">= </text:span><text:span text:style-name="T32">1</text:span><text:span text:style-name="T32">8 </text:span><text:span text:style-name="T32">V</text:span></text:p></draw:text-box></draw:frame><draw:line draw:style-name="gr13" draw:text-style-name="P59" svg:x1="0.2764in" svg:y1="2.9382in" svg:x2="0.2764in" svg:y2="2.4264in"><text:p/></draw:line><draw:frame draw:style-name="gr10" draw:text-style-name="P61" svg:width="0.278in" svg:height="0.3252in" svg:x="0.0008in" svg:y="2.5591in"><draw:text-box><text:p text:style-name="P60"><text:span text:style-name="T32">I</text:span></text:p></draw:text-box></draw:frame><draw:custom-shape draw:style-name="gr14" draw:text-style-name="P59" svg:width="0.5925in" svg:height="0.198in" svg:x="1.6697in" svg:y="2.1161in"><text:p/><draw:enhanced-geometry svg:viewBox="0 0 21600 21600" draw:type="rectangle" draw:enhanced-path="M 0 0 L 21600 0 21600 21600 0 21600 0 0 Z N"/></draw:custom-shape><draw:frame draw:style-name="gr10" draw:text-style-name="P61" svg:width="0.5516in" svg:height="0.3252in" svg:x="1.7508in" svg:y="1.8508in"><draw:text-box><text:p text:style-name="P60"><text:span text:style-name="T32">R</text:span><text:span text:style-name="T32">6</text:span></text:p></draw:text-box></draw:frame><draw:custom-shape draw:style-name="gr15" draw:text-style-name="P59" svg:width="0.5925in" svg:height="0.1976in" svg:x="1.6697in" svg:y="0.2669in"><text:p/><draw:enhanced-geometry svg:viewBox="0 0 21600 21600" draw:type="rectangle" draw:enhanced-path="M 0 0 L 21600 0 21600 21600 0 21600 0 0 Z N"/></draw:custom-shape><draw:frame draw:style-name="gr10" draw:text-style-name="P61" svg:width="0.5516in" svg:height="0.3252in" svg:x="1.7508in" svg:y="0.0008in"><draw:text-box><text:p text:style-name="P60"><text:span text:style-name="T32">R</text:span><text:span text:style-name="T32">4</text:span></text:p></draw:text-box></draw:frame><draw:line draw:style-name="gr6" draw:text-style-name="P59" svg:x1="2.2437in" svg:y1="0.8492in" svg:x2="3.1394in" svg:y2="0.8437in"><text:p/></draw:line><draw:line draw:style-name="gr6" draw:text-style-name="P59" svg:x1="2.2335in" svg:y1="0.3713in" svg:x2="2.4539in" svg:y2="0.3673in"><text:p/></draw:line><draw:custom-shape draw:style-name="gr16" draw:text-style-name="P62" svg:width="0.5913in" svg:height="0.198in" draw:transform="rotate (1.5707963267949) translate (3.04930555555556in 1.84027777777778in)"><text:p/><draw:enhanced-geometry svg:viewBox="0 0 21600 21600" draw:type="rectangle" draw:enhanced-path="M 0 0 L 21600 0 21600 21600 0 21600 0 0 Z N"/></draw:custom-shape><draw:line draw:style-name="gr6" draw:text-style-name="P59" svg:x1="1.4701in" svg:y1="2.9972in" svg:x2="2.4421in" svg:y2="2.9874in"><text:p/></draw:line><draw:line draw:style-name="gr6" draw:text-style-name="P59" svg:x1="0.3673in" svg:y1="2.9972in" svg:x2="1.3004in" svg:y2="2.9874in"><text:p/></draw:line><draw:line draw:style-name="gr6" draw:text-style-name="P59" svg:x1="1.1319in" svg:y1="2.2177in" svg:x2="1.6697in" svg:y2="2.2177in"><text:p/></draw:line><draw:line draw:style-name="gr6" draw:text-style-name="P59" svg:x1="1.4583in" svg:y1="0.8516in" svg:x2="1.4583in" svg:y2="0.3791in"><text:p/></draw:line><draw:line draw:style-name="gr6" draw:text-style-name="P59" svg:x1="1.4465in" svg:y1="0.3713in" svg:x2="1.6669in" svg:y2="0.3673in"><text:p/></draw:line><draw:custom-shape draw:style-name="gr17" draw:text-style-name="P63" svg:width="0.0398in" svg:height="0.0398in" svg:x="1.4461in" svg:y="0.8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63" svg:width="0.0398in" svg:height="0.0398in" svg:x="2.4106in" svg:y="0.82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59" svg:x1="2.2437in" svg:y1="2.2272in" svg:x2="3.1394in" svg:y2="2.2217in"><text:p/></draw:line><draw:custom-shape draw:style-name="gr17" draw:text-style-name="P63" svg:width="0.0394in" svg:height="0.0394in" svg:x="2.411in" svg:y="2.20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59" svg:x1="3.139in" svg:y1="1.2374in" svg:x2="3.1449in" svg:y2="0.8437in"><text:p/></draw:line><draw:line draw:style-name="gr6" draw:text-style-name="P59" svg:x1="3.1417in" svg:y1="2.2295in" svg:x2="3.1417in" svg:y2="1.828in"><text:p/></draw:lin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C"/>
        <table:table-column table:style-name="Table3.G"/>
        <table:table-column table:style-name="Table3.H"/>
        <table:table-row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44"><draw:frame draw:style-name="fr2" draw:name="Object14" text:anchor-type="as-char" svg:y="-0.1484in" svg:width="0.2457in" svg:height="0.2098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3.A1" office:value-type="string">
            <text:p text:style-name="P44"><draw:frame draw:style-name="fr2" draw:name="Object15" text:anchor-type="as-char" svg:y="-0.1484in" svg:width="0.2457in" svg:height="0.2098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3.A1" office:value-type="string">
            <text:p text:style-name="P44"><draw:frame draw:style-name="fr2" draw:name="Object16" text:anchor-type="as-char" svg:y="-0.1484in" svg:width="0.2465in" svg:height="0.2098in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3.A1" office:value-type="string">
            <text:p text:style-name="P44"><draw:frame draw:style-name="fr2" draw:name="Object17" text:anchor-type="as-char" svg:y="-0.1484in" svg:width="0.252in" svg:height="0.2098in" draw:z-index="4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3.A1" office:value-type="string">
            <text:p text:style-name="P44"><draw:frame draw:style-name="fr2" draw:name="Object18" text:anchor-type="as-char" svg:y="-0.1484in" svg:width="0.2465in" svg:height="0.2098in" draw:z-index="44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3.A1" office:value-type="string">
            <text:p text:style-name="P44"><draw:frame draw:style-name="fr2" draw:name="Object31" text:anchor-type="as-char" svg:y="-0.1484in" svg:width="0.248in" svg:height="0.2098in" draw:z-index="4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3.H1" office:value-type="string">
            <text:p text:style-name="P42">Total</text:p>
          </table:table-cell>
        </table:table-row>
        <table:table-row>
          <table:table-cell table:style-name="Table3.A2" office:value-type="string">
            <text:p text:style-name="P42">E <text:span text:style-name="T25">en V</text:span></text:p>
          </table:table-cell>
          <table:table-cell table:style-name="Table3.A2" office:value-type="string">
            <text:p text:style-name="P43">0</text:p>
          </table:table-cell>
          <table:table-cell table:style-name="Table3.A2" office:value-type="string">
            <text:p text:style-name="P43">8,526</text:p>
          </table:table-cell>
          <table:table-cell table:style-name="Table3.A2" office:value-type="string">
            <text:p text:style-name="P43">6</text:p>
          </table:table-cell>
          <table:table-cell table:style-name="Table3.A2" office:value-type="string">
            <text:p text:style-name="P43">9,474</text:p>
          </table:table-cell>
          <table:table-cell table:style-name="Table3.A2" office:value-type="string">
            <text:p text:style-name="P43">9,474</text:p>
          </table:table-cell>
          <table:table-cell table:style-name="Table3.A2" office:value-type="string">
            <text:p text:style-name="P43">12</text:p>
          </table:table-cell>
          <table:table-cell table:style-name="Table3.H2" office:value-type="string">
            <text:p text:style-name="P43">18</text:p>
          </table:table-cell>
        </table:table-row>
        <table:table-row>
          <table:table-cell table:style-name="Table3.A2" office:value-type="string">
            <text:p text:style-name="P42">I <text:span text:style-name="T25">en A</text:span></text:p>
          </table:table-cell>
          <table:table-cell table:style-name="Table3.A2" office:value-type="string">
            <text:p text:style-name="P43">0</text:p>
          </table:table-cell>
          <table:table-cell table:style-name="Table3.A2" office:value-type="string">
            <text:p text:style-name="P43">4,263</text:p>
          </table:table-cell>
          <table:table-cell table:style-name="Table3.A2" office:value-type="string">
            <text:p text:style-name="P43">2</text:p>
          </table:table-cell>
          <table:table-cell table:style-name="Table3.A2" office:value-type="string">
            <text:p text:style-name="P43">2,4</text:p>
          </table:table-cell>
          <table:table-cell table:style-name="Table3.A2" office:value-type="string">
            <text:p text:style-name="P43">1,9</text:p>
          </table:table-cell>
          <table:table-cell table:style-name="Table3.A2" office:value-type="string">
            <text:p text:style-name="P43">2</text:p>
          </table:table-cell>
          <table:table-cell table:style-name="Table3.H2" office:value-type="string">
            <text:p text:style-name="P43">6,263</text:p>
          </table:table-cell>
        </table:table-row>
        <table:table-row>
          <table:table-cell table:style-name="Table3.A2" office:value-type="string">
            <text:p text:style-name="P44"><text:span text:style-name="T27">R en </text:span><text:span text:style-name="T26">Ω</text:span></text:p>
          </table:table-cell>
          <table:table-cell table:style-name="Table3.A2" office:value-type="string">
            <text:p text:style-name="P43">1</text:p>
          </table:table-cell>
          <table:table-cell table:style-name="Table3.A2" office:value-type="string">
            <text:p text:style-name="P43">2</text:p>
          </table:table-cell>
          <table:table-cell table:style-name="Table3.A2" office:value-type="string">
            <text:p text:style-name="P43">3</text:p>
          </table:table-cell>
          <table:table-cell table:style-name="Table3.A2" office:value-type="string">
            <text:p text:style-name="P43">4</text:p>
          </table:table-cell>
          <table:table-cell table:style-name="Table3.A2" office:value-type="string">
            <text:p text:style-name="P43">5</text:p>
          </table:table-cell>
          <table:table-cell table:style-name="Table3.A2" office:value-type="string">
            <text:p text:style-name="P43">6</text:p>
          </table:table-cell>
          <table:table-cell table:style-name="Table3.H2" office:value-type="string">
            <text:p text:style-name="P43">2,9</text:p>
          </table:table-cell>
        </table:table-row>
        <table:table-row>
          <table:table-cell table:style-name="Table3.A2" office:value-type="string">
            <text:p text:style-name="P42">P <text:span text:style-name="T25">en W</text:span></text:p>
          </table:table-cell>
          <table:table-cell table:style-name="Table3.A2" office:value-type="string">
            <text:p text:style-name="P43">0</text:p>
          </table:table-cell>
          <table:table-cell table:style-name="Table3.A2" office:value-type="string">
            <text:p text:style-name="P43">36,35</text:p>
          </table:table-cell>
          <table:table-cell table:style-name="Table3.A2" office:value-type="string">
            <text:p text:style-name="P43">12</text:p>
          </table:table-cell>
          <table:table-cell table:style-name="Table3.A2" office:value-type="string">
            <text:p text:style-name="P43">22,7</text:p>
          </table:table-cell>
          <table:table-cell table:style-name="Table3.A2" office:value-type="string">
            <text:p text:style-name="P43">18</text:p>
          </table:table-cell>
          <table:table-cell table:style-name="Table3.A2" office:value-type="string">
            <text:p text:style-name="P43">24</text:p>
          </table:table-cell>
          <table:table-cell table:style-name="Table3.H2" office:value-type="string">
            <text:p text:style-name="P43">112,7</text:p>
          </table:table-cell>
        </table:table-row>
      </table:table>
      <text:p text:style-name="P27"/>
      <text:p text:style-name="P27"/>
      <text:p text:style-name="P39"/>
      <text:p text:style-name="P26"><text:span text:style-name="T19">Exercici </text:span><text:span text:style-name="T21">5</text:span><text:span text:style-name="T19">:</text:span><text:span text:style-name="T10"><text:tab/><text:tab/><text:tab/><text:tab/><text:tab/><text:tab/><text:tab/><text:tab/><text:tab/><text:tab/><text:tab/><text:tab/><text:tab/><text:tab/><text:tab/><text:tab/></text:span><text:span text:style-name="T12">3</text:span><text:span text:style-name="T11"> p</text:span></text:p>
      <text:p text:style-name="P29"><text:span text:style-name="T17">Indica la matriu per a calcular els corrents </text:span><text:span text:style-name="T17"><draw:frame draw:style-name="fr2" draw:name="Object9" text:anchor-type="as-char" svg:y="-0.1484in" svg:width="0.2118in" svg:height="0.2098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7">,</text:span><text:span text:style-name="T17"><draw:frame draw:style-name="fr2" draw:name="Object10" text:anchor-type="as-char" svg:y="-0.1484in" svg:width="0.2118in" svg:height="0.2098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7">,</text:span><text:span text:style-name="T17"><draw:frame draw:style-name="fr2" draw:name="Object11" text:anchor-type="as-char" svg:y="-0.1484in" svg:width="0.2083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7">,</text:span><text:span text:style-name="T17"><draw:frame draw:style-name="fr2" draw:name="Object5" text:anchor-type="as-char" svg:y="-0.1484in" svg:width="0.2154in" svg:height="0.2098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,</text:span><text:span text:style-name="T17"><draw:frame draw:style-name="fr2" draw:name="Object6" text:anchor-type="as-char" svg:y="-0.1484in" svg:width="0.2075in" svg:height="0.2098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,</text:span><text:span text:style-name="T17"><draw:frame draw:style-name="fr2" draw:name="Object20" text:anchor-type="as-char" svg:y="-0.1484in" svg:width="0.2071in" svg:height="0.2098in" draw:z-index="1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7"> <text:s/></text:span>.</text:p>
      <text:p text:style-name="P28"><draw:frame draw:style-name="fr2" draw:name="Object3" text:anchor-type="as-char" svg:y="-0.1484in" svg:width="0.6118in" svg:height="0.2098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… <draw:frame draw:style-name="fr2" draw:name="Object4" text:anchor-type="as-char" svg:y="-0.1484in" svg:width="0.6189in" svg:height="0.2091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8"><draw:g text:anchor-type="paragraph" draw:z-index="19" draw:name="Shape1" draw:style-name="gr4"><draw:line draw:style-name="gr6" draw:text-style-name="P59" svg:x1="5.4996in" svg:y1="3.6728in" svg:x2="5.4996in" svg:y2="1.863in"><text:p/></draw:line><draw:g draw:style-name="gr5"><draw:line draw:style-name="gr6" draw:text-style-name="P59" svg:x1="1.7622in" svg:y1="2.3024in" svg:x2="1.7622in" svg:y2="1.9087in"><text:p/></draw:line><draw:line draw:style-name="gr6" draw:text-style-name="P59" svg:x1="1.9209in" svg:y1="2.2051in" svg:x2="1.9209in" svg:y2="2.0083in"><text:p/></draw:line></draw:g><draw:line draw:style-name="gr6" draw:text-style-name="P59" svg:x1="0.0307in" svg:y1="2.1055in" svg:x2="0.4244in" svg:y2="2.1055in"><text:p/></draw:line><draw:custom-shape draw:style-name="gr14" draw:text-style-name="P59" svg:width="0.5925in" svg:height="0.198in" svg:x="0.426in" svg:y="2.0244in"><text:p/><draw:enhanced-geometry svg:viewBox="0 0 21600 21600" draw:type="rectangle" draw:enhanced-path="M 0 0 L 21600 0 21600 21600 0 21600 0 0 Z N"/></draw:custom-shape><draw:line draw:style-name="gr6" draw:text-style-name="P59" svg:x1="1.0398in" svg:y1="2.0988in" svg:x2="1.7323in" svg:y2="2.0972in"><text:p/></draw:line><draw:line draw:style-name="gr6" draw:text-style-name="P59" svg:x1="0.0181in" svg:y1="3.6724in" svg:x2="0.0181in" svg:y2="2.0886in"><text:p/></draw:line><draw:line draw:style-name="gr6" draw:text-style-name="P59" svg:x1="0.0004in" svg:y1="3.6728in" svg:x2="1.7488in" svg:y2="3.6728in"><text:p/></draw:line><draw:line draw:style-name="gr6" draw:text-style-name="P59" svg:x1="2.8114in" svg:y1="0.3996in" svg:x2="3.3417in" svg:y2="0.3996in"><text:p/></draw:line><draw:line draw:style-name="gr6" draw:text-style-name="P59" svg:x1="4.4374in" svg:y1="3.672in" svg:x2="4.4374in" svg:y2="1.8622in"><text:p/></draw:line><draw:custom-shape draw:style-name="gr14" draw:text-style-name="P59" svg:width="0.5925in" svg:height="0.198in" svg:x="3.3398in" svg:y="0.2925in"><text:p/><draw:enhanced-geometry svg:viewBox="0 0 21600 21600" draw:type="rectangle" draw:enhanced-path="M 0 0 L 21600 0 21600 21600 0 21600 0 0 Z N"/></draw:custom-shape><draw:custom-shape draw:style-name="gr24" draw:text-style-name="P59" svg:width="0.5925in" svg:height="0.2016in" svg:x="1.748in" svg:y="3.5535in"><text:p/><draw:enhanced-geometry svg:viewBox="0 0 21600 21600" draw:type="rectangle" draw:enhanced-path="M 0 0 L 21600 0 21600 21600 0 21600 0 0 Z N"/></draw:custom-shape><draw:line draw:style-name="gr6" draw:text-style-name="P59" svg:x1="3.9134in" svg:y1="0.4055in" svg:x2="5.5083in" svg:y2="0.3965in"><text:p/></draw:line><draw:line draw:style-name="gr6" draw:text-style-name="P59" svg:x1="3.9134in" svg:y1="3.672in" svg:x2="5.5083in" svg:y2="3.6634in"><text:p/></draw:line><draw:line draw:style-name="gr6" draw:text-style-name="P59" svg:x1="4.2437in" svg:y1="1.6701in" svg:x2="4.6374in" svg:y2="1.6701in"><text:p/></draw:line><draw:line draw:style-name="gr6" draw:text-style-name="P59" svg:x1="4.3421in" svg:y1="1.8291in" svg:x2="4.539in" svg:y2="1.8291in"><text:p/></draw:line><draw:line draw:style-name="gr6" draw:text-style-name="P59" svg:x1="4.4248in" svg:y1="1.6654in" svg:x2="4.4248in" svg:y2="0.4055in"><text:p/></draw:line><draw:line draw:style-name="gr6" draw:text-style-name="P59" svg:x1="2.3425in" svg:y1="3.6654in" svg:x2="3.6268in" svg:y2="3.6654in"><text:p/></draw:line><draw:line draw:style-name="gr6" draw:text-style-name="P59" svg:x1="2.8165in" svg:y1="1.15in" svg:x2="2.8118in" svg:y2="0.4055in"><text:p/></draw:line><draw:line draw:style-name="gr6" draw:text-style-name="P59" svg:x1="2.6299in" svg:y1="1.1587in" svg:x2="3.0236in" svg:y2="1.1587in"><text:p/></draw:line><draw:line draw:style-name="gr6" draw:text-style-name="P59" svg:x1="2.7272in" svg:y1="1.3173in" svg:x2="2.924in" svg:y2="1.3173in"><text:p/></draw:line><draw:line draw:style-name="gr6" draw:text-style-name="P59" svg:x1="2.7953in" svg:y1="3.6728in" svg:x2="2.8161in" svg:y2="1.3083in"><text:p/></draw:line><draw:frame draw:style-name="gr25" draw:text-style-name="P66" svg:width="0.7043in" svg:height="0.2134in" svg:x="1.5181in" svg:y="1.5815in"><draw:image xlink:href="Pictures/2000002B000006EA000002142111FE80FD779E19.svm" xlink:type="simple" xlink:show="embed" xlink:actuate="onLoad" loext:mime-type="image/x-svm"><text:p/></draw:image><draw:image xlink:href="Pictures/1000020000000043000000147B23BC0C2BB6619C.png" xlink:type="simple" xlink:show="embed" xlink:actuate="onLoad" loext:mime-type="image/png"/></draw:frame><draw:frame draw:style-name="gr25" draw:text-style-name="P66" svg:width="0.248in" svg:height="0.2134in" svg:x="0.598in" svg:y="1.8106in"><draw:image xlink:href="Pictures/200000160000026F00000214E6BD1A4DC1BCF767.svm" xlink:type="simple" xlink:show="embed" xlink:actuate="onLoad" loext:mime-type="image/x-svm"><text:p/></draw:image><draw:image xlink:href="Pictures/10000200000000180000001410E52AE42FCB401C.png" xlink:type="simple" xlink:show="embed" xlink:actuate="onLoad" loext:mime-type="image/png"/></draw:frame><draw:frame draw:style-name="gr25" draw:text-style-name="P66" svg:width="0.248in" svg:height="0.215in" svg:x="5.7189in" svg:y="1.6142in"><draw:image xlink:href="Pictures/20000016000002700000021453A54C5387341788.svm" xlink:type="simple" xlink:show="embed" xlink:actuate="onLoad" loext:mime-type="image/x-svm"><text:p/></draw:image><draw:image xlink:href="Pictures/10000200000000180000001480BBC13A12F9D51C.png" xlink:type="simple" xlink:show="embed" xlink:actuate="onLoad" loext:mime-type="image/png"/></draw:frame><draw:frame draw:style-name="gr25" draw:text-style-name="P66" svg:width="0.2551in" svg:height="0.2134in" svg:x="3.5535in" svg:y="0.0008in"><draw:image xlink:href="Pictures/200000160000027F000002142643B97F9D0D1920.svm" xlink:type="simple" xlink:show="embed" xlink:actuate="onLoad" loext:mime-type="image/x-svm"><text:p/></draw:image><draw:image xlink:href="Pictures/10000200000000180000001420C8F7B3CDDB8509.png" xlink:type="simple" xlink:show="embed" xlink:actuate="onLoad" loext:mime-type="image/png"/></draw:frame><draw:frame draw:style-name="gr25" draw:text-style-name="P66" svg:width="0.2488in" svg:height="0.2134in" svg:x="1.939in" svg:y="3.3071in"><draw:image xlink:href="Pictures/200000160000027200000214EA2192B209BE33E6.svm" xlink:type="simple" xlink:show="embed" xlink:actuate="onLoad" loext:mime-type="image/x-svm"><text:p/></draw:image><draw:image xlink:href="Pictures/1000020000000018000000146CF3073CF9CE02B9.png" xlink:type="simple" xlink:show="embed" xlink:actuate="onLoad" loext:mime-type="image/png"/></draw:frame><draw:frame draw:style-name="gr25" draw:text-style-name="P66" svg:width="0.2516in" svg:height="0.2134in" svg:x="3.789in" svg:y="3.3071in"><draw:image xlink:href="Pictures/200000160000027200000214555E3DD64A860672.svm" xlink:type="simple" xlink:show="embed" xlink:actuate="onLoad" loext:mime-type="image/x-svm"><text:p/></draw:image><draw:image xlink:href="Pictures/100002000000001800000014DD554D8083CAEA3E.png" xlink:type="simple" xlink:show="embed" xlink:actuate="onLoad" loext:mime-type="image/png"/></draw:frame><draw:frame draw:style-name="gr25" draw:text-style-name="P66" svg:width="0.6252in" svg:height="0.2134in" svg:x="3.0535in" svg:y="1.1488in"><draw:image xlink:href="Pictures/2000002B0000061900000214C8942631ADB5E2BA.svm" xlink:type="simple" xlink:show="embed" xlink:actuate="onLoad" loext:mime-type="image/x-svm"><text:p/></draw:image><draw:image xlink:href="Pictures/100002000000003B00000014EAE4475951FAFD38.png" xlink:type="simple" xlink:show="embed" xlink:actuate="onLoad" loext:mime-type="image/png"/></draw:frame><draw:frame draw:style-name="gr25" draw:text-style-name="P66" svg:width="0.6268in" svg:height="0.2134in" svg:x="4.6689in" svg:y="1.6606in"><draw:image xlink:href="Pictures/2000002B0000062000000214B6899E43EEE34994.svm" xlink:type="simple" xlink:show="embed" xlink:actuate="onLoad" loext:mime-type="image/x-svm"><text:p/></draw:image><draw:image xlink:href="Pictures/100002000000003B00000014CFEAD43422D73BC7.png" xlink:type="simple" xlink:show="embed" xlink:actuate="onLoad" loext:mime-type="image/png"/></draw:frame><draw:line draw:style-name="gr6" draw:text-style-name="P59" svg:x1="1.9067in" svg:y1="2.0988in" svg:x2="2.7957in" svg:y2="2.0972in"><text:p/></draw:line><draw:custom-shape draw:style-name="gr26" draw:text-style-name="P62" svg:width="0.5925in" svg:height="0.198in" draw:transform="rotate (1.5707963267949) translate (2.70694444444444in 3.17013888888889in)"><text:p/><draw:enhanced-geometry svg:viewBox="0 0 21600 21600" draw:type="rectangle" draw:enhanced-path="M 0 0 L 21600 0 21600 21600 0 21600 0 0 Z N"/></draw:custom-shape><draw:frame draw:style-name="gr25" draw:text-style-name="P67" svg:width="0.2531in" svg:height="0.2094in" svg:x="2.9315in" svg:y="2.787in"><draw:image xlink:href="Pictures/2000001600000281000002131E9CE444B1E88642.svm" xlink:type="simple" xlink:show="embed" xlink:actuate="onLoad" loext:mime-type="image/x-svm"><text:p/></draw:image><draw:image xlink:href="Pictures/100002000000001800000014BA4D2284AA9444EF.png" xlink:type="simple" xlink:show="embed" xlink:actuate="onLoad" loext:mime-type="image/png"/></draw:frame><draw:line draw:style-name="gr6" draw:text-style-name="P59" svg:x1="5.4996in" svg:y1="2.2157in" svg:x2="5.4996in" svg:y2="0.4059in"><text:p/></draw:line><draw:custom-shape draw:style-name="gr26" draw:text-style-name="P62" svg:width="0.5925in" svg:height="0.198in" draw:transform="rotate (1.5707963267949) translate (5.42361111111111in 2.02847222222222in)"><text:p/><draw:enhanced-geometry svg:viewBox="0 0 21600 21600" draw:type="rectangle" draw:enhanced-path="M 0 0 L 21600 0 21600 21600 0 21600 0 0 Z N"/></draw:custom-shape><draw:frame draw:style-name="gr27" draw:text-style-name="P68" svg:width="0.2157in" svg:height="0.2087in" svg:x="0.9106in" svg:y="3.8181in"><draw:image xlink:href="Pictures/200000160000022400000213C2CE1641D3F0EE91.svm" xlink:type="simple" xlink:show="embed" xlink:actuate="onLoad" loext:mime-type="image/x-svm"><text:p/></draw:image><draw:image xlink:href="Pictures/1000020000000015000000140204A7868E086C29.png" xlink:type="simple" xlink:show="embed" xlink:actuate="onLoad" loext:mime-type="image/png"/></draw:frame><draw:line draw:style-name="gr13" draw:text-style-name="P64" svg:x1="1.2646in" svg:y1="3.7791in" svg:x2="0.7134in" svg:y2="3.7791in"><text:p/></draw:line><draw:frame draw:style-name="gr27" draw:text-style-name="P68" svg:width="0.2157in" svg:height="0.2094in" svg:x="2.9972in" svg:y="3.3846in"><draw:image xlink:href="Pictures/2000001600000224000002139D71C1F3F26CF45B.svm" xlink:type="simple" xlink:show="embed" xlink:actuate="onLoad" loext:mime-type="image/x-svm"><text:p/></draw:image><draw:image xlink:href="Pictures/100002000000001500000014EAA507477AFDEC50.png" xlink:type="simple" xlink:show="embed" xlink:actuate="onLoad" loext:mime-type="image/png"/></draw:frame><draw:line draw:style-name="gr13" draw:text-style-name="P64" svg:x1="2.9181in" svg:y1="3.5819in" svg:x2="2.9181in" svg:y2="3.2276in"><text:p/></draw:line><draw:frame draw:style-name="gr27" draw:text-style-name="P68" svg:width="0.2122in" svg:height="0.2087in" svg:x="2.998in" svg:y="1.6925in"><draw:image xlink:href="Pictures/200000160000021B000002133DD249C0BD5486FD.svm" xlink:type="simple" xlink:show="embed" xlink:actuate="onLoad" loext:mime-type="image/x-svm"><text:p/></draw:image><draw:image xlink:href="Pictures/100002000000001400000014E6BE8EF204F700A3.png" xlink:type="simple" xlink:show="embed" xlink:actuate="onLoad" loext:mime-type="image/png"/></draw:frame><draw:line draw:style-name="gr13" draw:text-style-name="P64" svg:x1="2.9181in" svg:y1="1.9287in" svg:x2="2.9181in" svg:y2="1.5744in"><text:p/></draw:line><draw:line draw:style-name="gr13" draw:text-style-name="P64" svg:x1="4.5323in" svg:y1="1.339in" svg:x2="4.5323in" svg:y2="0.9846in"><text:p/></draw:line><draw:frame draw:style-name="gr27" draw:text-style-name="P68" svg:width="0.2205in" svg:height="0.2094in" svg:x="4.6516in" svg:y="1.1016in"><draw:image xlink:href="Pictures/20000016000002300000021370C8FC0877FEB5DF.svm" xlink:type="simple" xlink:show="embed" xlink:actuate="onLoad" loext:mime-type="image/x-svm"><text:p/></draw:image><draw:image xlink:href="Pictures/1000020000000015000000143E11D371BCB606F3.png" xlink:type="simple" xlink:show="embed" xlink:actuate="onLoad" loext:mime-type="image/png"/></draw:frame><draw:line draw:style-name="gr13" draw:text-style-name="P64" svg:x1="5.6055in" svg:y1="1.1421in" svg:x2="5.6055in" svg:y2="0.7878in"><text:p/></draw:line><draw:frame draw:style-name="gr27" draw:text-style-name="P68" svg:width="0.2122in" svg:height="0.2094in" svg:x="5.7244in" svg:y="0.9051in"><draw:image xlink:href="Pictures/200000160000021B0000021382ADE6A4FE6CB369.svm" xlink:type="simple" xlink:show="embed" xlink:actuate="onLoad" loext:mime-type="image/x-svm"><text:p/></draw:image><draw:image xlink:href="Pictures/1000020000000014000000143A01018600996D7E.png" xlink:type="simple" xlink:show="embed" xlink:actuate="onLoad" loext:mime-type="image/png"/></draw:frame><draw:line draw:style-name="gr13" draw:text-style-name="P64" svg:x1="3.4303in" svg:y1="3.7791in" svg:x2="2.8791in" svg:y2="3.7791in"><text:p/></draw:line><draw:custom-shape draw:style-name="gr26" draw:text-style-name="P62" svg:width="0.5925in" svg:height="0.198in" svg:x="3.6154in" svg:y="3.561in"><text:p/><draw:enhanced-geometry svg:viewBox="0 0 21600 21600" draw:type="rectangle" draw:enhanced-path="M 0 0 L 21600 0 21600 21600 0 21600 0 0 Z N"/></draw:custom-shape><draw:frame draw:style-name="gr27" draw:text-style-name="P68" svg:width="0.2098in" svg:height="0.2087in" svg:x="3.1161in" svg:y="3.8181in"><draw:image xlink:href="Pictures/2000001600000217000002134D122C1E180E075A.svm" xlink:type="simple" xlink:show="embed" xlink:actuate="onLoad" loext:mime-type="image/x-svm"><text:p/></draw:image><draw:image xlink:href="Pictures/100002000000001400000014FB625DB3F78FFE91.png" xlink:type="simple" xlink:show="embed" xlink:actuate="onLoad" loext:mime-type="image/png"/></draw:frame><draw:frame draw:style-name="gr20" draw:text-style-name="P65" svg:width="0.3157in" svg:height="0.3232in" svg:x="0.2016in" svg:y="1.8492in"><draw:text-box><text:p text:style-name="P60"><text:span text:style-name="T33">+</text:span></text:p></draw:text-box></draw:frame><draw:frame draw:style-name="gr19" draw:text-style-name="P65" svg:width="0.3157in" svg:height="0.3232in" svg:x="2.2488in" svg:y="3.3461in"><draw:text-box><text:p text:style-name="P60"><text:span text:style-name="T33">+</text:span></text:p></draw:text-box></draw:frame><draw:frame draw:style-name="gr19" draw:text-style-name="P65" svg:width="0.315in" svg:height="0.3232in" svg:x="4.0992in" svg:y="3.3461in"><draw:text-box><text:p text:style-name="P60"><text:span text:style-name="T33">+</text:span></text:p></draw:text-box></draw:frame><draw:frame draw:style-name="gr19" draw:text-style-name="P65" svg:width="0.3157in" svg:height="0.3232in" svg:x="2.4846in" svg:y="3.0701in"><draw:text-box><text:p text:style-name="P60"><text:span text:style-name="T33">+</text:span></text:p></draw:text-box></draw:frame><draw:frame draw:style-name="gr19" draw:text-style-name="P65" svg:width="0.3157in" svg:height="0.3232in" svg:x="2.4846in" svg:y="0.9051in"><draw:text-box><text:p text:style-name="P60"><text:span text:style-name="T33">+</text:span></text:p></draw:text-box></draw:frame><draw:frame draw:style-name="gr19" draw:text-style-name="P65" svg:width="0.3157in" svg:height="0.3232in" svg:x="1.5008in" svg:y="1.8106in"><draw:text-box><text:p text:style-name="P60"><text:span text:style-name="T33">+</text:span></text:p></draw:text-box></draw:frame><draw:frame draw:style-name="gr19" draw:text-style-name="P65" svg:width="0.3157in" svg:height="0.3232in" svg:x="4.4142in" svg:y="1.4169in"><draw:text-box><text:p text:style-name="P60"><text:span text:style-name="T33">+</text:span></text:p></draw:text-box></draw:frame><draw:frame draw:style-name="gr20" draw:text-style-name="P65" svg:width="0.3157in" svg:height="0.3232in" svg:x="3.1543in" svg:y="0.078in"><draw:text-box><text:p text:style-name="P60"><text:span text:style-name="T33">+</text:span></text:p></draw:text-box></draw:frame><draw:frame draw:style-name="gr20" draw:text-style-name="P65" svg:width="0.315in" svg:height="0.3232in" svg:x="5.5169in" svg:y="1.889in"><draw:text-box><text:p text:style-name="P60"><text:span text:style-name="T33">+</text:span></text:p></draw:text-box></draw:frame><draw:frame draw:style-name="gr20" draw:text-style-name="P65" svg:width="0.315in" svg:height="0.3232in" svg:x="5.5169in" svg:y="1.2197in"><draw:text-box><text:p text:style-name="P60"><text:span text:style-name="T33">-</text:span></text:p></draw:text-box></draw:frame><draw:frame draw:style-name="gr20" draw:text-style-name="P65" svg:width="0.3157in" svg:height="0.3232in" svg:x="4.4535in" svg:y="1.7315in"><draw:text-box><text:p text:style-name="P60"><text:span text:style-name="T33">-</text:span></text:p></draw:text-box></draw:frame><draw:frame draw:style-name="gr19" draw:text-style-name="P65" svg:width="0.3157in" svg:height="0.3232in" svg:x="2.4846in" svg:y="1.1807in"><draw:text-box><text:p text:style-name="P60"><text:span text:style-name="T33">-</text:span></text:p></draw:text-box></draw:frame><draw:frame draw:style-name="gr19" draw:text-style-name="P65" svg:width="0.315in" svg:height="0.3232in" svg:x="3.8634in" svg:y="0.1173in"><draw:text-box><text:p text:style-name="P60"><text:span text:style-name="T33">-</text:span></text:p></draw:text-box></draw:frame><draw:frame draw:style-name="gr20" draw:text-style-name="P65" svg:width="0.3157in" svg:height="0.3232in" svg:x="3.4299in" svg:y="3.3846in"><draw:text-box><text:p text:style-name="P60"><text:span text:style-name="T33">-</text:span></text:p></draw:text-box></draw:frame><draw:frame draw:style-name="gr20" draw:text-style-name="P65" svg:width="0.3157in" svg:height="0.3232in" svg:x="2.5244in" svg:y="2.4008in"><draw:text-box><text:p text:style-name="P60"><text:span text:style-name="T33">-</text:span></text:p></draw:text-box></draw:frame><draw:frame draw:style-name="gr20" draw:text-style-name="P65" svg:width="0.315in" svg:height="0.3232in" svg:x="1.5406in" svg:y="3.3846in"><draw:text-box><text:p text:style-name="P60"><text:span text:style-name="T33">-</text:span></text:p></draw:text-box></draw:frame><draw:frame draw:style-name="gr20" draw:text-style-name="P65" svg:width="0.3157in" svg:height="0.3232in" svg:x="0.9492in" svg:y="1.8492in"><draw:text-box><text:p text:style-name="P60"><text:span text:style-name="T33">-</text:span></text:p></draw:text-box></draw:frame><draw:custom-shape draw:style-name="gr17" draw:text-style-name="P63" svg:width="0.0795in" svg:height="0.0787in" svg:x="2.7606in" svg:y="2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63" svg:width="0.0795in" svg:height="0.0795in" svg:x="2.7606in" svg:y="3.6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63" svg:width="0.0795in" svg:height="0.0795in" svg:x="4.4142in" svg:y="3.6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63" svg:width="0.0787in" svg:height="0.0787in" svg:x="4.3752in" svg:y="0.3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9" draw:text-style-name="P65" svg:width="0.3157in" svg:height="0.3232in" svg:x="2.8in" svg:y="1.9287in"><draw:text-box><text:p text:style-name="P60"><text:span text:style-name="T33">A</text:span></text:p></draw:text-box></draw:frame><draw:frame draw:style-name="gr19" draw:text-style-name="P65" svg:width="0.315in" svg:height="0.3232in" svg:x="4.2571in" svg:y="0.1173in"><draw:text-box><text:p text:style-name="P60"><text:span text:style-name="T33">B</text:span></text:p></draw:text-box></draw:frame><draw:frame draw:style-name="gr20" draw:text-style-name="P65" svg:width="0.3157in" svg:height="0.3232in" svg:x="4.2961in" svg:y="3.6606in"><draw:text-box><text:p text:style-name="P60"><text:span text:style-name="T33">C</text:span></text:p></draw:text-box></draw:frame><draw:frame draw:style-name="gr20" draw:text-style-name="P65" svg:width="0.315in" svg:height="0.3232in" svg:x="1.1465in" svg:y="2.7551in"><draw:text-box><text:p text:style-name="P60"><text:span text:style-name="T33">1</text:span></text:p></draw:text-box></draw:frame><draw:frame draw:style-name="gr19" draw:text-style-name="P65" svg:width="0.3157in" svg:height="0.3232in" svg:x="3.5083in" svg:y="1.9287in"><draw:text-box><text:p text:style-name="P60"><text:span text:style-name="T33">2</text:span></text:p></draw:text-box></draw:frame><draw:frame draw:style-name="gr20" draw:text-style-name="P65" svg:width="0.3157in" svg:height="0.3232in" svg:x="4.8079in" svg:y="2.5972in"><draw:text-box><text:p text:style-name="P60"><text:span text:style-name="T33">3</text:span></text:p></draw:text-box></draw:frame></draw:g></text:p>
      <text:p text:style-name="P28"/>
      <text:p text:style-name="P28"/>
      <text:p text:style-name="P28"/>
      <text:p text:style-name="P2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><text:span text:style-name="T9">Nus A: </text:span><text:span text:style-name="T9"><draw:frame draw:style-name="fr2" draw:name="Object8" text:anchor-type="as-char" svg:y="-0.1484in" svg:width="1.0984in" svg:height="0.2091in" draw:z-index="2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2"><text:span text:style-name="T9">Nus B: </text:span><text:span text:style-name="T9"><draw:frame draw:style-name="fr2" draw:name="Object19" text:anchor-type="as-char" svg:y="-0.1484in" svg:width="1.072in" svg:height="0.2091in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32"><text:span text:style-name="T9">Nus C: </text:span><text:span text:style-name="T9"><draw:frame draw:style-name="fr2" draw:name="Object21" text:anchor-type="as-char" svg:y="-0.1484in" svg:width="1.2571in" svg:height="0.2091in" draw:z-index="2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35"><text:span text:style-name="T13">Malla1: 18 V + 4</text:span><text:span text:style-name="T28">Ω</text:span><text:span text:style-name="T28"><draw:frame draw:style-name="fr2" draw:name="Object22" text:anchor-type="as-char" svg:y="-0.1484in" svg:width="0.2118in" svg:height="0.2098in" draw:z-index="3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6">- 6</text:span><text:span text:style-name="T29">Ω</text:span><text:span text:style-name="T29"><draw:frame draw:style-name="fr2" draw:name="Object23" text:anchor-type="as-char" svg:y="-0.1484in" svg:width="0.211in" svg:height="0.2091in" draw:z-index="3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9">= 0 V</text:span></text:p>
      <text:p text:style-name="P33"><text:span text:style-name="T9">Malla2: 3 V - 4</text:span><text:span text:style-name="T28">Ω</text:span><text:span text:style-name="T28"><draw:frame draw:style-name="fr2" draw:name="Object24" text:anchor-type="as-char" svg:y="-0.1484in" svg:width="0.2083in" svg:height="0.2091in" draw:z-index="3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5">- 9 V- 5</text:span><text:span text:style-name="T28">Ω</text:span><text:span text:style-name="T28"><draw:frame draw:style-name="fr2" draw:name="Object25" text:anchor-type="as-char" svg:y="-0.1484in" svg:width="0.2063in" svg:height="0.2091in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5">- 6</text:span><text:span text:style-name="T28">Ω</text:span><text:span text:style-name="T28"><draw:frame draw:style-name="fr2" draw:name="Object26" text:anchor-type="as-char" svg:y="-0.1484in" svg:width="0.211in" svg:height="0.2091in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5"> </text:span><text:span text:style-name="T28">= 0 V</text:span></text:p>
      <text:p text:style-name="P34"><text:span text:style-name="T9">Malla</text:span><text:span text:style-name="T14">3</text:span><text:span text:style-name="T9">: </text:span><text:span text:style-name="T14">9</text:span><text:span text:style-name="T9"> V </text:span><text:span text:style-name="T14">+2</text:span><text:span text:style-name="T28">Ω</text:span><text:span text:style-name="T28"><draw:frame draw:style-name="fr2" draw:name="Object27" text:anchor-type="as-char" svg:y="-0.1484in" svg:width="0.2071in" svg:height="0.2091in" draw:z-index="3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5"> </text:span><text:span text:style-name="T28">= 0 V</text:span></text:p>
      <text:p text:style-name="P22"/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Table_20_Contents"><draw:frame draw:style-name="fr2" draw:name="Object28" text:anchor-type="as-char" svg:y="-0.2437in" svg:width="0.8228in" svg:height="0.3929in" draw:z-index="3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29" text:anchor-type="as-char" svg:y="-0.2437in" svg:width="0.698in" svg:height="0.3929in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0" text:anchor-type="as-char" svg:y="-0.2437in" svg:width="0.8181in" svg:height="0.3929in" draw:z-index="3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2" text:anchor-type="as-char" svg:y="-0.2437in" svg:width="0.7839in" svg:height="0.3929in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3" text:anchor-type="as-char" svg:y="-0.2437in" svg:width="0.7382in" svg:height="0.3929in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2" draw:name="Object34" text:anchor-type="as-char" svg:y="-0.2437in" svg:width="0.8161in" svg:height="0.3929in" draw:z-index="4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2.G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5">2</text:p>
          </table:table-cell>
          <table:table-cell table:style-name="Table2.A2" office:value-type="string">
            <text:p text:style-name="Table_20_Contents">-<text:span text:style-name="T30">1</text:span>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G2" office:value-type="string">
            <text:p text:style-name="P45">0</text:p>
          </table:table-cell>
        </table:table-row>
        <table:table-row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5">0</text:p>
          </table:table-cell>
          <table:table-cell table:style-name="Table2.G2" office:value-type="string">
            <text:p text:style-name="P45">0</text:p>
          </table:table-cell>
        </table:table-row>
        <table:table-row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Table_20_Contents">-<text:span text:style-name="T30">1</text:span></text:p>
          </table:table-cell>
          <table:table-cell table:style-name="Table2.A2" office:value-type="string">
            <text:p text:style-name="Table_20_Contents">-<text:span text:style-name="T30">1</text:span></text:p>
          </table:table-cell>
          <table:table-cell table:style-name="Table2.A2" office:value-type="string">
            <text:p text:style-name="Table_20_Contents">-<text:span text:style-name="T30">1</text:span></text:p>
          </table:table-cell>
          <table:table-cell table:style-name="Table2.G2" office:value-type="string">
            <text:p text:style-name="P45">0</text:p>
          </table:table-cell>
        </table:table-row>
        <table:table-row>
          <table:table-cell table:style-name="Table2.A2" office:value-type="string">
            <text:p text:style-name="P45">4</text:p>
          </table:table-cell>
          <table:table-cell table:style-name="Table2.A2" office:value-type="string">
            <text:p text:style-name="Table_20_Contents">-<text:span text:style-name="T30">6</text:span>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G2" office:value-type="string">
            <text:p text:style-name="Table_20_Contents">-<text:span text:style-name="T30">18</text:span></text:p>
          </table:table-cell>
        </table:table-row>
        <table:table-row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Table_20_Contents">-<text:span text:style-name="T30">6</text:span></text:p>
          </table:table-cell>
          <table:table-cell table:style-name="Table2.A2" office:value-type="string">
            <text:p text:style-name="Table_20_Contents">-<text:span text:style-name="T30">4</text:span>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Table_20_Contents">-<text:span text:style-name="T30">5</text:span></text:p>
          </table:table-cell>
          <table:table-cell table:style-name="Table2.G2" office:value-type="string">
            <text:p text:style-name="P45">6</text:p>
          </table:table-cell>
        </table:table-row>
        <table:table-row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0</text:p>
          </table:table-cell>
          <table:table-cell table:style-name="Table2.A2" office:value-type="string">
            <text:p text:style-name="P45">2</text:p>
          </table:table-cell>
          <table:table-cell table:style-name="Table2.A2" office:value-type="string">
            <text:p text:style-name="P45">0</text:p>
          </table:table-cell>
          <table:table-cell table:style-name="Table2.G2" office:value-type="string">
            <text:p text:style-name="Table_20_Contents">-<text:span text:style-name="T30">9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1" svg:font-family="'Liberation Mono'"/>
    <style:font-face style:name="Liberation Serif1" svg:font-family="'Liberation Serif', serif"/>
    <style:font-face style:name="sans-serif" svg:font-family="sans-serif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40178c" officeooo:paragraph-rsid="0040178c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3a893f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8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E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5">MAP33A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6">06/11/24</text:span></text:p>
            </table:table-cell>
          </table:table-row>
        </table:table>
        <text:p text:style-name="MP7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1-07T07:14:42.398861148</dc:date>
    <meta:editing-duration>PT4H21M41S</meta:editing-duration>
    <meta:editing-cycles>49</meta:editing-cycles>
    <meta:document-statistic meta:table-count="3" meta:image-count="1" meta:object-count="34" meta:page-count="4" meta:paragraph-count="137" meta:word-count="565" meta:character-count="3149" meta:non-whitespace-character-count="2549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10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11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12/content.xml><?xml version="1.0" encoding="utf-8"?>
<math xmlns="http://www.w3.org/1998/Math/MathML" display="block">
  <semantics>
    <mrow>
      <mrow>
        <mrow>
          <msub>
            <mi>I</mi>
            <mi>c</mi>
          </msub>
          <mo stretchy="false">+</mo>
          <msub>
            <mi>I</mi>
            <mi>d</mi>
          </msub>
          <mo stretchy="false">+</mo>
          <msub>
            <mi>I</mi>
            <mi>e</mi>
          </msub>
        </mrow>
        <mo stretchy="false">=</mo>
        <mn>0</mn>
      </mrow>
      <mi>A</mi>
    </mrow>
    <annotation encoding="StarMath 5.0">I rsub c + I rsub d + I rsub e = 0 A</annotation>
  </semantics>
</math>
</file>

<file path=Object 13/content.xml><?xml version="1.0" encoding="utf-8"?>
<math xmlns="http://www.w3.org/1998/Math/MathML" display="block">
  <semantics>
    <mrow>
      <mrow>
        <mrow>
          <mrow>
            <mo stretchy="false">−</mo>
            <msub>
              <mi>I</mi>
              <mi>d</mi>
            </msub>
          </mrow>
          <mo stretchy="false">−</mo>
          <msub>
            <mi>I</mi>
            <mi>e</mi>
          </msub>
          <mo stretchy="false">−</mo>
          <msub>
            <mi>I</mi>
            <mi>f</mi>
          </msub>
        </mrow>
        <mo stretchy="false">=</mo>
        <mn>0</mn>
      </mrow>
      <mi>A</mi>
    </mrow>
    <annotation encoding="StarMath 5.0">-I rsub d - I rsub e - I rsub f = 0 A</annotation>
  </semantics>
</math>
</file>

<file path=Object 14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

<file path=Object 15/content.xml><?xml version="1.0" encoding="utf-8"?>
<math xmlns="http://www.w3.org/1998/Math/MathML" display="block">
  <semantics>
    <msub>
      <mi>I</mi>
      <mi>b</mi>
    </msub>
    <annotation encoding="StarMath 5.0">I rsub b</annotation>
  </semantics>
</math>
</file>

<file path=Object 16/content.xml><?xml version="1.0" encoding="utf-8"?>
<math xmlns="http://www.w3.org/1998/Math/MathML" display="block">
  <semantics>
    <msub>
      <mi>I</mi>
      <mi>c</mi>
    </msub>
    <annotation encoding="StarMath 5.0">I rsub c</annotation>
  </semantics>
</math>
</file>

<file path=Object 17/content.xml><?xml version="1.0" encoding="utf-8"?>
<math xmlns="http://www.w3.org/1998/Math/MathML" display="block">
  <semantics>
    <msub>
      <mi>I</mi>
      <mi>f</mi>
    </msub>
    <annotation encoding="StarMath 5.0">I rsub f</annotation>
  </semantics>
</math>
</file>

<file path=Object 18/content.xml><?xml version="1.0" encoding="utf-8"?>
<math xmlns="http://www.w3.org/1998/Math/MathML" display="block">
  <semantics>
    <msub>
      <mi>I</mi>
      <mi>b</mi>
    </msub>
    <annotation encoding="StarMath 5.0">I rsub b</annotation>
  </semantics>
</math>
</file>

<file path=Object 19/content.xml><?xml version="1.0" encoding="utf-8"?>
<math xmlns="http://www.w3.org/1998/Math/MathML" display="block">
  <semantics>
    <msub>
      <mi>I</mi>
      <mi>e</mi>
    </msub>
    <annotation encoding="StarMath 5.0">I rsub e</annotation>
  </semantics>
</math>
</file>

<file path=Object 2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Ω </annotation>
  </semantics>
</math>
</file>

<file path=Object 20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21/content.xml><?xml version="1.0" encoding="utf-8"?>
<math xmlns="http://www.w3.org/1998/Math/MathML" display="block">
  <semantics>
    <mrow>
      <mrow>
        <msub>
          <mi>I</mi>
          <mi>a</mi>
        </msub>
        <mo stretchy="false">=</mo>
        <mfrac>
          <mrow>
            <mo stretchy="false">−</mo>
            <mn>78</mn>
          </mrow>
          <mn>25</mn>
        </mfrac>
      </mrow>
      <mi>A</mi>
    </mrow>
    <annotation encoding="StarMath 5.0">I rsub a = -78 over 25 A</annotation>
  </semantics>
</math>
</file>

<file path=Object 22/content.xml><?xml version="1.0" encoding="utf-8"?>
<math xmlns="http://www.w3.org/1998/Math/MathML" display="block">
  <semantics>
    <mrow>
      <mrow>
        <msub>
          <mi>I</mi>
          <mi>b</mi>
        </msub>
        <mo stretchy="false">=</mo>
        <mfrac>
          <mn>23</mn>
          <mn>25</mn>
        </mfrac>
      </mrow>
      <mi>A</mi>
    </mrow>
    <annotation encoding="StarMath 5.0">I rsub b = 23 over 25 A</annotation>
  </semantics>
</math>
</file>

<file path=Object 23/content.xml><?xml version="1.0" encoding="utf-8"?>
<math xmlns="http://www.w3.org/1998/Math/MathML" display="block">
  <semantics>
    <mrow>
      <mrow>
        <msub>
          <mi>I</mi>
          <mi>c</mi>
        </msub>
        <mo stretchy="false">=</mo>
        <mfrac>
          <mrow>
            <mo stretchy="false">−</mo>
            <mn>32</mn>
          </mrow>
          <mn>25</mn>
        </mfrac>
      </mrow>
      <mi>A</mi>
    </mrow>
    <annotation encoding="StarMath 5.0">I rsub c = -32 over 25 A</annotation>
  </semantics>
</math>
</file>

<file path=Object 24/content.xml><?xml version="1.0" encoding="utf-8"?>
<math xmlns="http://www.w3.org/1998/Math/MathML" display="block">
  <semantics>
    <mi>i</mi>
    <annotation encoding="StarMath 5.0">i</annotation>
  </semantics>
</math>
</file>

<file path=Object 25/content.xml><?xml version="1.0" encoding="utf-8"?>
<math xmlns="http://www.w3.org/1998/Math/MathML" display="block">
  <semantics>
    <mrow>
      <mrow>
        <mi>i</mi>
        <mo stretchy="false">=</mo>
        <mrow>
          <mi>C</mi>
          <mo stretchy="false">⋅</mo>
          <mfrac>
            <mi mathvariant="italic">dv</mi>
            <mi mathvariant="italic">dt</mi>
          </mfrac>
        </mrow>
        <mo stretchy="false">=</mo>
        <mn>0,0005</mn>
      </mrow>
      <mrow>
        <mrow>
          <mi>F</mi>
          <mo stretchy="false">⋅</mo>
          <mrow>
            <mo fence="true" stretchy="false">(</mo>
            <mrow>
              <mrow>
                <mrow>
                  <mo stretchy="false">−</mo>
                  <mn>0,5</mn>
                </mrow>
                <mfrac>
                  <mi>V</mi>
                  <mi>s</mi>
                </mfrac>
              </mrow>
            </mrow>
            <mo fence="true" stretchy="false">)</mo>
          </mrow>
        </mrow>
        <mo stretchy="false">=</mo>
        <mrow>
          <mo stretchy="false">−</mo>
          <mn>0,00025</mn>
        </mrow>
      </mrow>
      <mi>A</mi>
    </mrow>
    <annotation encoding="StarMath 5.0">i = C cdot {dv over dt} = 0,0005 F cdot (-0,5 V over s) = -0,00025 A</annotation>
  </semantics>
</math>
</file>

<file path=Object 26/content.xml><?xml version="1.0" encoding="utf-8"?>
<math xmlns="http://www.w3.org/1998/Math/MathML" display="block">
  <semantics>
    <msub>
      <mi>R</mi>
      <mn>1</mn>
    </msub>
    <annotation encoding="StarMath 5.0">R rsub 1</annotation>
  </semantics>
</math>
</file>

<file path=Object 27/content.xml><?xml version="1.0" encoding="utf-8"?>
<math xmlns="http://www.w3.org/1998/Math/MathML" display="block">
  <semantics>
    <msub>
      <mi>R</mi>
      <mn>2</mn>
    </msub>
    <annotation encoding="StarMath 5.0">R rsub 2</annotation>
  </semantics>
</math>
</file>

<file path=Object 28/content.xml><?xml version="1.0" encoding="utf-8"?>
<math xmlns="http://www.w3.org/1998/Math/MathML" display="block">
  <semantics>
    <msub>
      <mi>R</mi>
      <mn>3</mn>
    </msub>
    <annotation encoding="StarMath 5.0">R rsub 3</annotation>
  </semantics>
</math>
</file>

<file path=Object 29/content.xml><?xml version="1.0" encoding="utf-8"?>
<math xmlns="http://www.w3.org/1998/Math/MathML" display="block">
  <semantics>
    <msub>
      <mi>R</mi>
      <mn>4</mn>
    </msub>
    <annotation encoding="StarMath 5.0">R rsub 4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30/content.xml><?xml version="1.0" encoding="utf-8"?>
<math xmlns="http://www.w3.org/1998/Math/MathML" display="block">
  <semantics>
    <msub>
      <mi>R</mi>
      <mn>5</mn>
    </msub>
    <annotation encoding="StarMath 5.0">R rsub 5</annotation>
  </semantics>
</math>
</file>

<file path=Object 31/content.xml><?xml version="1.0" encoding="utf-8"?>
<math xmlns="http://www.w3.org/1998/Math/MathML" display="block">
  <semantics>
    <msub>
      <mi>R</mi>
      <mn>6</mn>
    </msub>
    <annotation encoding="StarMath 5.0">R rsub 6</annotation>
  </semantics>
</math>
</file>

<file path=Object 32/content.xml><?xml version="1.0" encoding="utf-8"?>
<math xmlns="http://www.w3.org/1998/Math/MathML" display="block">
  <semantics>
    <mrow>
      <mrow>
        <msub>
          <mi>I</mi>
          <mi>d</mi>
        </msub>
        <mo stretchy="false">=</mo>
        <mfrac>
          <mn>289</mn>
          <mn>50</mn>
        </mfrac>
      </mrow>
      <mi>A</mi>
    </mrow>
    <annotation encoding="StarMath 5.0">I rsub d = 289 over 50 A</annotation>
  </semantics>
</math>
</file>

<file path=Object 33/content.xml><?xml version="1.0" encoding="utf-8"?>
<math xmlns="http://www.w3.org/1998/Math/MathML" display="block">
  <semantics>
    <mrow>
      <mrow>
        <msub>
          <mi>I</mi>
          <mi>e</mi>
        </msub>
        <mo stretchy="false">=</mo>
        <mfrac>
          <mrow>
            <mo stretchy="false">−</mo>
            <mn>9</mn>
          </mrow>
          <mn>2</mn>
        </mfrac>
      </mrow>
      <mi>A</mi>
    </mrow>
    <annotation encoding="StarMath 5.0">I rsub e = -9 over 2 A</annotation>
  </semantics>
</math>
</file>

<file path=Object 34/content.xml><?xml version="1.0" encoding="utf-8"?>
<math xmlns="http://www.w3.org/1998/Math/MathML" display="block">
  <semantics>
    <mrow>
      <mrow>
        <msub>
          <mi>I</mi>
          <mi>f</mi>
        </msub>
        <mo stretchy="false">=</mo>
        <mfrac>
          <mrow>
            <mo stretchy="false">−</mo>
            <mn>32</mn>
          </mrow>
          <mn>25</mn>
        </mfrac>
      </mrow>
      <mi>A</mi>
    </mrow>
    <annotation encoding="StarMath 5.0">I rsub f = -32 over 25 A</annotation>
  </semantics>
</math>
</file>

<file path=Object 4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

<file path=Object 5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6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7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row>
          <mo stretchy="false">−</mo>
          <mn>0,5</mn>
        </mrow>
      </mrow>
      <mfrac>
        <mi>V</mi>
        <mi>s</mi>
      </mfrac>
    </mrow>
    <annotation encoding="StarMath 5.0">dv over dt = -0,5 V over s</annotation>
  </semantics>
</math>
</file>

<file path=Object 8/content.xml><?xml version="1.0" encoding="utf-8"?>
<math xmlns="http://www.w3.org/1998/Math/MathML" display="block">
  <semantics>
    <mrow>
      <mrow>
        <mrow>
          <msub>
            <mi>I</mi>
            <mi>a</mi>
          </msub>
          <mo stretchy="false">+</mo>
          <msub>
            <mi>I</mi>
            <mi>b</mi>
          </msub>
          <mo stretchy="false">−</mo>
          <msub>
            <mi>I</mi>
            <mi>c</mi>
          </msub>
        </mrow>
        <mo stretchy="false">=</mo>
        <mn>0</mn>
      </mrow>
      <mi>A</mi>
    </mrow>
    <annotation encoding="StarMath 5.0">I rsub a + I rsub b - I rsub c = 0 A</annotation>
  </semantics>
</math>
</file>

<file path=Object 9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